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0.6666666666666666in"/>
    </style:style>
    <style:style style:name="co3" style:family="table-column">
      <style:table-column-properties fo:break-before="auto" style:column-width="0.6666666865348816in"/>
    </style:style>
    <style:style style:name="co4" style:family="table-column">
      <style:table-column-properties fo:break-before="auto" style:column-width="0.6666666865348816in"/>
    </style:style>
    <style:style style:name="co5" style:family="table-column">
      <style:table-column-properties fo:break-before="auto" style:column-width="0.6666666865348816in"/>
    </style:style>
    <style:style style:name="co6" style:family="table-column">
      <style:table-column-properties fo:break-before="auto" style:column-width="0.6666666865348816in"/>
    </style:style>
    <style:style style:name="co7" style:family="table-column">
      <style:table-column-properties fo:break-before="auto" style:column-width="0.6666666865348816in"/>
    </style:style>
    <style:style style:name="co8" style:family="table-column">
      <style:table-column-properties fo:break-before="auto" style:column-width="0.6666666865348816in"/>
    </style:style>
    <style:style style:name="co9" style:family="table-column">
      <style:table-column-properties fo:break-before="auto" style:column-width="0.6666666865348816in"/>
    </style:style>
    <style:style style:name="co10" style:family="table-column">
      <style:table-column-properties fo:break-before="auto" style:column-width="0.6666666865348816in"/>
    </style:style>
    <style:style style:name="co11" style:family="table-column">
      <style:table-column-properties fo:break-before="auto" style:column-width="0.6666666865348816in"/>
    </style:style>
    <style:style style:name="co12" style:family="table-column">
      <style:table-column-properties fo:break-before="auto" style:column-width="0.6666666865348816in"/>
    </style:style>
    <style:style style:name="co13" style:family="table-column">
      <style:table-column-properties fo:break-before="auto" style:column-width="0.6666666865348816in"/>
    </style:style>
    <style:style style:name="co14" style:family="table-column">
      <style:table-column-properties fo:break-before="auto" style:column-width="0.6666666865348816in"/>
    </style:style>
    <style:style style:name="co15" style:family="table-column">
      <style:table-column-properties fo:break-before="auto" style:column-width="0.6666666865348816in"/>
    </style:style>
    <style:style style:name="co16" style:family="table-column">
      <style:table-column-properties fo:break-before="auto" style:column-width="0.6666666865348816in"/>
    </style:style>
    <style:style style:name="co17" style:family="table-column">
      <style:table-column-properties fo:break-before="auto" style:column-width="0.6666666865348816in"/>
    </style:style>
    <style:style style:name="co18" style:family="table-column">
      <style:table-column-properties fo:break-before="auto" style:column-width="0.6666666865348816in"/>
    </style:style>
    <style:style style:name="co19" style:family="table-column">
      <style:table-column-properties fo:break-before="auto" style:column-width="0.6666666865348816in"/>
    </style:style>
    <style:style style:name="co20" style:family="table-column">
      <style:table-column-properties fo:break-before="auto" style:column-width="0.6666666865348816in"/>
    </style:style>
    <style:style style:name="co21" style:family="table-column">
      <style:table-column-properties fo:break-before="auto" style:column-width="0.6666666865348816in"/>
    </style:style>
    <style:style style:name="co22" style:family="table-column">
      <style:table-column-properties fo:break-before="auto" style:column-width="0.6666666865348816in"/>
    </style:style>
    <style:style style:name="co23" style:family="table-column">
      <style:table-column-properties fo:break-before="auto" style:column-width="0.6666666865348816in"/>
    </style:style>
    <style:style style:name="co24" style:family="table-column">
      <style:table-column-properties fo:break-before="auto" style:column-width="0.6666666865348816in"/>
    </style:style>
    <style:style style:name="co25" style:family="table-column">
      <style:table-column-properties fo:break-before="auto" style:column-width="0.6666666865348816in"/>
    </style:style>
    <style:style style:name="co26" style:family="table-column">
      <style:table-column-properties fo:break-before="auto" style:column-width="0.6666666865348816in"/>
    </style:style>
    <style:style style:name="co27" style:family="table-column">
      <style:table-column-properties fo:break-before="auto" style:column-width="0.6666666865348816in"/>
    </style:style>
    <style:style style:name="co28" style:family="table-column">
      <style:table-column-properties fo:break-before="auto" style:column-width="0.6666666865348816in"/>
    </style:style>
    <style:style style:name="co29" style:family="table-column">
      <style:table-column-properties fo:break-before="auto" style:column-width="0.6666666865348816in"/>
    </style:style>
    <style:style style:name="co30" style:family="table-column">
      <style:table-column-properties fo:break-before="auto" style:column-width="0.6666666865348816in"/>
    </style:style>
    <style:style style:name="co31" style:family="table-column">
      <style:table-column-properties fo:break-before="auto" style:column-width="0.6666666865348816in"/>
    </style:style>
    <style:style style:name="co32" style:family="table-column">
      <style:table-column-properties fo:break-before="auto" style:column-width="0.6666666865348816in"/>
    </style:style>
    <style:style style:name="co33" style:family="table-column">
      <style:table-column-properties fo:break-before="auto" style:column-width="0.6666666865348816in"/>
    </style:style>
    <style:style style:name="co34" style:family="table-column">
      <style:table-column-properties fo:break-before="auto" style:column-width="0.6666666865348816in"/>
    </style:style>
    <style:style style:name="co35" style:family="table-column">
      <style:table-column-properties fo:break-before="auto" style:column-width="0.6666666865348816in"/>
    </style:style>
    <style:style style:name="co36" style:family="table-column">
      <style:table-column-properties fo:break-before="auto" style:column-width="0.6666666865348816in"/>
    </style:style>
    <style:style style:name="co37" style:family="table-column">
      <style:table-column-properties fo:break-before="auto" style:column-width="0.6666666865348816in"/>
    </style:style>
    <style:style style:name="co38" style:family="table-column">
      <style:table-column-properties fo:break-before="auto" style:column-width="0.6666666865348816in"/>
    </style:style>
    <style:style style:name="co39" style:family="table-column">
      <style:table-column-properties fo:break-before="auto" style:column-width="0.6666666865348816in"/>
    </style:style>
    <style:style style:name="co40" style:family="table-column">
      <style:table-column-properties fo:break-before="auto" style:column-width="0.6666666865348816in"/>
    </style:style>
    <style:style style:name="co41" style:family="table-column">
      <style:table-column-properties fo:break-before="auto" style:column-width="0.6666666865348816in"/>
    </style:style>
    <style:style style:name="co42" style:family="table-column">
      <style:table-column-properties fo:break-before="auto" style:column-width="0.6666666865348816in"/>
    </style:style>
    <style:style style:name="co43" style:family="table-column">
      <style:table-column-properties fo:break-before="auto" style:column-width="0.6666666865348816in"/>
    </style:style>
    <style:style style:name="co44" style:family="table-column">
      <style:table-column-properties fo:break-before="auto" style:column-width="0.6666666865348816in"/>
    </style:style>
    <style:style style:name="co45" style:family="table-column">
      <style:table-column-properties fo:break-before="auto" style:column-width="0.6666666865348816in"/>
    </style:style>
    <style:style style:name="co46" style:family="table-column">
      <style:table-column-properties fo:break-before="auto" style:column-width="0.6666666865348816in"/>
    </style:style>
    <style:style style:name="co47" style:family="table-column">
      <style:table-column-properties fo:break-before="auto" style:column-width="0.6666666865348816in"/>
    </style:style>
    <style:style style:name="co48" style:family="table-column">
      <style:table-column-properties fo:break-before="auto" style:column-width="0.6666666865348816in"/>
    </style:style>
    <style:style style:name="co49" style:family="table-column">
      <style:table-column-properties fo:break-before="auto" style:column-width="0.6666666865348816in"/>
    </style:style>
    <style:style style:name="co50" style:family="table-column">
      <style:table-column-properties fo:break-before="auto" style:column-width="0.6666666865348816in"/>
    </style:style>
    <style:style style:name="co51" style:family="table-column">
      <style:table-column-properties fo:break-before="auto" style:column-width="0.6666666865348816in"/>
    </style:style>
    <style:style style:name="co52" style:family="table-column">
      <style:table-column-properties fo:break-before="auto" style:column-width="0.6666666865348816in"/>
    </style:style>
    <style:style style:name="co53" style:family="table-column">
      <style:table-column-properties fo:break-before="auto" style:column-width="0.6666666865348816in"/>
    </style:style>
    <style:style style:name="co54" style:family="table-column">
      <style:table-column-properties fo:break-before="auto" style:column-width="0.6666666865348816in"/>
    </style:style>
    <style:style style:name="co55" style:family="table-column">
      <style:table-column-properties fo:break-before="auto" style:column-width="0.6666666865348816in"/>
    </style:style>
    <style:style style:name="co56" style:family="table-column">
      <style:table-column-properties fo:break-before="auto" style:column-width="0.6666666865348816in"/>
    </style:style>
    <style:style style:name="co57" style:family="table-column">
      <style:table-column-properties fo:break-before="auto" style:column-width="0.6666666865348816in"/>
    </style:style>
    <style:style style:name="co58" style:family="table-column">
      <style:table-column-properties fo:break-before="auto" style:column-width="0.6666666865348816in"/>
    </style:style>
    <style:style style:name="co59" style:family="table-column">
      <style:table-column-properties fo:break-before="auto" style:column-width="0.6666666865348816in"/>
    </style:style>
    <style:style style:name="co60" style:family="table-column">
      <style:table-column-properties fo:break-before="auto" style:column-width="0.6666666865348816in"/>
    </style:style>
    <style:style style:name="co61" style:family="table-column">
      <style:table-column-properties fo:break-before="auto" style:column-width="0.6666666865348816in"/>
    </style:style>
    <style:style style:name="co62" style:family="table-column">
      <style:table-column-properties fo:break-before="auto" style:column-width="0.6666666865348816in"/>
    </style:style>
    <style:style style:name="co63" style:family="table-column">
      <style:table-column-properties fo:break-before="auto" style:column-width="0.6666666865348816in"/>
    </style:style>
    <style:style style:name="co64" style:family="table-column">
      <style:table-column-properties fo:break-before="auto" style:column-width="0.6666666865348816in"/>
    </style:style>
    <style:style style:name="co65" style:family="table-column">
      <style:table-column-properties fo:break-before="auto" style:column-width="0.6666666865348816in"/>
    </style:style>
    <style:style style:name="co66" style:family="table-column">
      <style:table-column-properties fo:break-before="auto" style:column-width="0.6666666865348816in"/>
    </style:style>
    <style:style style:name="co67" style:family="table-column">
      <style:table-column-properties fo:break-before="auto" style:column-width="0.6666666865348816in"/>
    </style:style>
    <style:style style:name="co68" style:family="table-column">
      <style:table-column-properties fo:break-before="auto" style:column-width="0.6666666865348816in"/>
    </style:style>
    <style:style style:name="co69" style:family="table-column">
      <style:table-column-properties fo:break-before="auto" style:column-width="0.6666666865348816in"/>
    </style:style>
    <style:style style:name="co70" style:family="table-column">
      <style:table-column-properties fo:break-before="auto" style:column-width="0.6666666865348816in"/>
    </style:style>
    <style:style style:name="co71" style:family="table-column">
      <style:table-column-properties fo:break-before="auto" style:column-width="0.6666666865348816in"/>
    </style:style>
    <style:style style:name="co72" style:family="table-column">
      <style:table-column-properties fo:break-before="auto" style:column-width="0.6666666865348816in"/>
    </style:style>
    <style:style style:name="co73" style:family="table-column">
      <style:table-column-properties fo:break-before="auto" style:column-width="0.6666666865348816in"/>
    </style:style>
    <style:style style:name="co74" style:family="table-column">
      <style:table-column-properties fo:break-before="auto" style:column-width="0.6666666865348816in"/>
    </style:style>
    <style:style style:name="co75" style:family="table-column">
      <style:table-column-properties fo:break-before="auto" style:column-width="0.6666666865348816in"/>
    </style:style>
    <style:style style:name="co76" style:family="table-column">
      <style:table-column-properties fo:break-before="auto" style:column-width="0.6666666865348816in"/>
    </style:style>
    <style:style style:name="co77" style:family="table-column">
      <style:table-column-properties fo:break-before="auto" style:column-width="0.6666666865348816in"/>
    </style:style>
    <style:style style:name="co78" style:family="table-column">
      <style:table-column-properties fo:break-before="auto" style:column-width="0.6666666865348816in"/>
    </style:style>
    <style:style style:name="co79" style:family="table-column">
      <style:table-column-properties fo:break-before="auto" style:column-width="0.6666666865348816in"/>
    </style:style>
    <style:style style:name="co80" style:family="table-column">
      <style:table-column-properties fo:break-before="auto" style:column-width="0.6666666865348816in"/>
    </style:style>
    <style:style style:name="co81" style:family="table-column">
      <style:table-column-properties fo:break-before="auto" style:column-width="0.6666666865348816in"/>
    </style:style>
    <style:style style:name="co82" style:family="table-column">
      <style:table-column-properties fo:break-before="auto" style:column-width="0.6666666865348816in"/>
    </style:style>
    <style:style style:name="co83" style:family="table-column">
      <style:table-column-properties fo:break-before="auto" style:column-width="0.6666666865348816in"/>
    </style:style>
    <style:style style:name="co84" style:family="table-column">
      <style:table-column-properties fo:break-before="auto" style:column-width="0.6666666865348816in"/>
    </style:style>
    <style:style style:name="co85" style:family="table-column">
      <style:table-column-properties fo:break-before="auto" style:column-width="0.6666666865348816in"/>
    </style:style>
    <style:style style:name="co86" style:family="table-column">
      <style:table-column-properties fo:break-before="auto" style:column-width="0.6666666865348816in"/>
    </style:style>
    <style:style style:name="co87" style:family="table-column">
      <style:table-column-properties fo:break-before="auto" style:column-width="0.6666666865348816in"/>
    </style:style>
    <style:style style:name="co88" style:family="table-column">
      <style:table-column-properties fo:break-before="auto" style:column-width="0.6666666865348816in"/>
    </style:style>
    <style:style style:name="co89" style:family="table-column">
      <style:table-column-properties fo:break-before="auto" style:column-width="0.6666666865348816in"/>
    </style:style>
    <style:style style:name="co90" style:family="table-column">
      <style:table-column-properties fo:break-before="auto" style:column-width="0.6666666865348816in"/>
    </style:style>
    <style:style style:name="co91" style:family="table-column">
      <style:table-column-properties fo:break-before="auto" style:column-width="0.6666666865348816in"/>
    </style:style>
    <style:style style:name="co92" style:family="table-column">
      <style:table-column-properties fo:break-before="auto" style:column-width="0.6666666865348816in"/>
    </style:style>
    <style:style style:name="co93" style:family="table-column">
      <style:table-column-properties fo:break-before="auto" style:column-width="0.6666666865348816in"/>
    </style:style>
    <style:style style:name="co94" style:family="table-column">
      <style:table-column-properties fo:break-before="auto" style:column-width="0.6666666865348816in"/>
    </style:style>
    <style:style style:name="co95" style:family="table-column">
      <style:table-column-properties fo:break-before="auto" style:column-width="0.6666666865348816in"/>
    </style:style>
    <style:style style:name="co96" style:family="table-column">
      <style:table-column-properties fo:break-before="auto" style:column-width="0.6666666865348816in"/>
    </style:style>
    <style:style style:name="ro1" style:family="table-row">
      <style:table-row-properties style:row-height="0.19791666666666666in" fo:break-before="auto" style:use-optimal-row-height="tru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ta3" style:family="table" style:master-page-name="PageStyle_5f_Evaluation Warning (1)">
      <style:table-properties table:display="true" style:writing-mode="lr-tb"/>
    </style:style>
    <style:style style:name="ta4" style:family="table" style:master-page-name="PageStyle_5f_Evaluation Warning (2)">
      <style:table-properties table:display="true" style:writing-mode="lr-tb"/>
    </style:style>
    <style:style style:name="ta5" style:family="table" style:master-page-name="PageStyle_5f_Evaluation Warning (3)">
      <style:table-properties table:display="true" style:writing-mode="lr-tb"/>
    </style:style>
    <style:style style:name="ta6" style:family="table" style:master-page-name="PageStyle_5f_Evaluation Warning (4)">
      <style:table-properties table:display="true" style:writing-mode="lr-tb"/>
    </style:style>
    <style:style style:name="ta7" style:family="table" style:master-page-name="PageStyle_5f_Evaluation Warning (5)">
      <style:table-properties table:display="true" style:writing-mode="lr-tb"/>
    </style:style>
    <style:style style:name="ta8" style:family="table" style:master-page-name="PageStyle_5f_Evaluation Warning (6)">
      <style:table-properties table:display="true" style:writing-mode="lr-tb"/>
    </style:style>
    <style:style style:name="ta9" style:family="table" style:master-page-name="PageStyle_5f_Evaluation Warning (7)">
      <style:table-properties table:display="true" style:writing-mode="lr-tb"/>
    </style:style>
    <style:style style:name="ta10" style:family="table" style:master-page-name="PageStyle_5f_Evaluation Warning (8)">
      <style:table-properties table:display="true" style:writing-mode="lr-tb"/>
    </style:style>
    <style:style style:name="ta11" style:family="table" style:master-page-name="PageStyle_5f_Evaluation Warning (9)">
      <style:table-properties table:display="true" style:writing-mode="lr-tb"/>
    </style:style>
    <style:style style:name="ta12" style:family="table" style:master-page-name="PageStyle_5f_Evaluation Warning (10)">
      <style:table-properties table:display="true" style:writing-mode="lr-tb"/>
    </style:style>
    <style:style style:name="ta13" style:family="table" style:master-page-name="PageStyle_5f_Evaluation Warning (11)">
      <style:table-properties table:display="true" style:writing-mode="lr-tb"/>
    </style:style>
    <style:style style:name="ta14" style:family="table" style:master-page-name="PageStyle_5f_Evaluation Warning (12)">
      <style:table-properties table:display="true" style:writing-mode="lr-tb"/>
    </style:style>
    <style:style style:name="ta15" style:family="table" style:master-page-name="PageStyle_5f_Evaluation Warning (13)">
      <style:table-properties table:display="true" style:writing-mode="lr-tb"/>
    </style:style>
    <style:style style:name="ta16" style:family="table" style:master-page-name="PageStyle_5f_Evaluation Warning (14)">
      <style:table-properties table:display="true" style:writing-mode="lr-tb"/>
    </style:style>
    <style:style style:name="ta17" style:family="table" style:master-page-name="PageStyle_5f_Evaluation Warning (15)">
      <style:table-properties table:display="true" style:writing-mode="lr-tb"/>
    </style:style>
    <style:style style:name="ta18" style:family="table" style:master-page-name="PageStyle_5f_Evaluation Warning (16)">
      <style:table-properties table:display="true" style:writing-mode="lr-tb"/>
    </style:style>
    <style:style style:name="ta19" style:family="table" style:master-page-name="PageStyle_5f_Evaluation Warning (17)">
      <style:table-properties table:display="true" style:writing-mode="lr-tb"/>
    </style:style>
    <style:style style:name="ta20" style:family="table" style:master-page-name="PageStyle_5f_Evaluation Warning (18)">
      <style:table-properties table:display="true" style:writing-mode="lr-tb"/>
    </style:style>
    <style:style style:name="ta21" style:family="table" style:master-page-name="PageStyle_5f_Evaluation Warning (19)">
      <style:table-properties table:display="true" style:writing-mode="lr-tb"/>
    </style:style>
    <style:style style:name="ta22" style:family="table" style:master-page-name="PageStyle_5f_Evaluation Warning (20)">
      <style:table-properties table:display="true" style:writing-mode="lr-tb"/>
    </style:style>
    <style:style style:name="ta23" style:family="table" style:master-page-name="PageStyle_5f_Evaluation Warning (21)">
      <style:table-properties table:display="true" style:writing-mode="lr-tb"/>
    </style:style>
    <style:style style:name="ta24" style:family="table" style:master-page-name="PageStyle_5f_Evaluation Warning (22)">
      <style:table-properties table:display="true" style:writing-mode="lr-tb"/>
    </style:style>
    <style:style style:name="ta25" style:family="table" style:master-page-name="PageStyle_5f_Evaluation Warning (23)">
      <style:table-properties table:display="true" style:writing-mode="lr-tb"/>
    </style:style>
    <style:style style:name="ta26" style:family="table" style:master-page-name="PageStyle_5f_Evaluation Warning (24)">
      <style:table-properties table:display="true" style:writing-mode="lr-tb"/>
    </style:style>
    <style:style style:name="ta27" style:family="table" style:master-page-name="PageStyle_5f_Evaluation Warning (25)">
      <style:table-properties table:display="true" style:writing-mode="lr-tb"/>
    </style:style>
    <style:style style:name="ta28" style:family="table" style:master-page-name="PageStyle_5f_Evaluation Warning (26)">
      <style:table-properties table:display="true" style:writing-mode="lr-tb"/>
    </style:style>
    <style:style style:name="ta29" style:family="table" style:master-page-name="PageStyle_5f_Evaluation Warning (27)">
      <style:table-properties table:display="true" style:writing-mode="lr-tb"/>
    </style:style>
    <style:style style:name="ta30" style:family="table" style:master-page-name="PageStyle_5f_Evaluation Warning (28)">
      <style:table-properties table:display="true" style:writing-mode="lr-tb"/>
    </style:style>
    <style:style style:name="ta31" style:family="table" style:master-page-name="PageStyle_5f_Evaluation Warning (29)">
      <style:table-properties table:display="true" style:writing-mode="lr-tb"/>
    </style:style>
    <style:style style:name="ta32" style:family="table" style:master-page-name="PageStyle_5f_Evaluation Warning (30)">
      <style:table-properties table:display="true" style:writing-mode="lr-tb"/>
    </style:style>
    <style:style style:name="ta33" style:family="table" style:master-page-name="PageStyle_5f_Evaluation Warning (31)">
      <style:table-properties table:display="true" style:writing-mode="lr-tb"/>
    </style:style>
    <style:style style:name="ta34" style:family="table" style:master-page-name="PageStyle_5f_Evaluation Warning (32)">
      <style:table-properties table:display="true" style:writing-mode="lr-tb"/>
    </style:style>
    <style:style style:name="ta35" style:family="table" style:master-page-name="PageStyle_5f_Evaluation Warning (33)">
      <style:table-properties table:display="true" style:writing-mode="lr-tb"/>
    </style:style>
    <style:style style:name="ta36" style:family="table" style:master-page-name="PageStyle_5f_Evaluation Warning (34)">
      <style:table-properties table:display="true" style:writing-mode="lr-tb"/>
    </style:style>
    <style:style style:name="ta37" style:family="table" style:master-page-name="PageStyle_5f_Evaluation Warning (35)">
      <style:table-properties table:display="true" style:writing-mode="lr-tb"/>
    </style:style>
    <style:style style:name="ta38" style:family="table" style:master-page-name="PageStyle_5f_Evaluation Warning (36)">
      <style:table-properties table:display="true" style:writing-mode="lr-tb"/>
    </style:style>
    <style:style style:name="ta39" style:family="table" style:master-page-name="PageStyle_5f_Evaluation Warning (37)">
      <style:table-properties table:display="true" style:writing-mode="lr-tb"/>
    </style:style>
    <style:style style:name="ta40" style:family="table" style:master-page-name="PageStyle_5f_Evaluation Warning (38)">
      <style:table-properties table:display="true" style:writing-mode="lr-tb"/>
    </style:style>
    <style:style style:name="ta41" style:family="table" style:master-page-name="PageStyle_5f_Evaluation Warning (39)">
      <style:table-properties table:display="true" style:writing-mode="lr-tb"/>
    </style:style>
    <style:style style:name="ta42" style:family="table" style:master-page-name="PageStyle_5f_Evaluation Warning (40)">
      <style:table-properties table:display="true" style:writing-mode="lr-tb"/>
    </style:style>
    <style:style style:name="ta43" style:family="table" style:master-page-name="PageStyle_5f_Evaluation Warning (41)">
      <style:table-properties table:display="true" style:writing-mode="lr-tb"/>
    </style:style>
    <style:style style:name="ta44" style:family="table" style:master-page-name="PageStyle_5f_Evaluation Warning (42)">
      <style:table-properties table:display="true" style:writing-mode="lr-tb"/>
    </style:style>
    <style:style style:name="ta45" style:family="table" style:master-page-name="PageStyle_5f_Evaluation Warning (43)">
      <style:table-properties table:display="true" style:writing-mode="lr-tb"/>
    </style:style>
    <style:style style:name="ta46" style:family="table" style:master-page-name="PageStyle_5f_Evaluation Warning (44)">
      <style:table-properties table:display="true" style:writing-mode="lr-tb"/>
    </style:style>
    <style:style style:name="ta47" style:family="table" style:master-page-name="PageStyle_5f_Evaluation Warning (45)">
      <style:table-properties table:display="true" style:writing-mode="lr-tb"/>
    </style:style>
    <style:style style:name="ta48" style:family="table" style:master-page-name="PageStyle_5f_Evaluation Warning (46)">
      <style:table-properties table:display="true" style:writing-mode="lr-tb"/>
    </style:style>
    <style:style style:name="ta49" style:family="table" style:master-page-name="PageStyle_5f_Evaluation Warning (47)">
      <style:table-properties table:display="true" style:writing-mode="lr-tb"/>
    </style:style>
    <style:style style:name="ta50" style:family="table" style:master-page-name="PageStyle_5f_Evaluation Warning (48)">
      <style:table-properties table:display="true" style:writing-mode="lr-tb"/>
    </style:style>
    <style:style style:name="ta51" style:family="table" style:master-page-name="PageStyle_5f_Evaluation Warning (49)">
      <style:table-properties table:display="true" style:writing-mode="lr-tb"/>
    </style:style>
    <style:style style:name="ta52" style:family="table" style:master-page-name="PageStyle_5f_Evaluation Warning (50)">
      <style:table-properties table:display="true" style:writing-mode="lr-tb"/>
    </style:style>
    <style:style style:name="ta53" style:family="table" style:master-page-name="PageStyle_5f_Evaluation Warning (51)">
      <style:table-properties table:display="true" style:writing-mode="lr-tb"/>
    </style:style>
    <style:style style:name="ta54" style:family="table" style:master-page-name="PageStyle_5f_Evaluation Warning (52)">
      <style:table-properties table:display="true" style:writing-mode="lr-tb"/>
    </style:style>
    <style:style style:name="ta55" style:family="table" style:master-page-name="PageStyle_5f_Evaluation Warning (53)">
      <style:table-properties table:display="true" style:writing-mode="lr-tb"/>
    </style:style>
    <style:style style:name="ta56" style:family="table" style:master-page-name="PageStyle_5f_Evaluation Warning (54)">
      <style:table-properties table:display="true" style:writing-mode="lr-tb"/>
    </style:style>
    <style:style style:name="ta57" style:family="table" style:master-page-name="PageStyle_5f_Evaluation Warning (55)">
      <style:table-properties table:display="true" style:writing-mode="lr-tb"/>
    </style:style>
    <style:style style:name="ta58" style:family="table" style:master-page-name="PageStyle_5f_Evaluation Warning (56)">
      <style:table-properties table:display="true" style:writing-mode="lr-tb"/>
    </style:style>
    <style:style style:name="ta59" style:family="table" style:master-page-name="PageStyle_5f_Evaluation Warning (57)">
      <style:table-properties table:display="true" style:writing-mode="lr-tb"/>
    </style:style>
    <style:style style:name="ta60" style:family="table" style:master-page-name="PageStyle_5f_Evaluation Warning (58)">
      <style:table-properties table:display="true" style:writing-mode="lr-tb"/>
    </style:style>
    <style:style style:name="ta61" style:family="table" style:master-page-name="PageStyle_5f_Evaluation Warning (59)">
      <style:table-properties table:display="true" style:writing-mode="lr-tb"/>
    </style:style>
    <style:style style:name="ta62" style:family="table" style:master-page-name="PageStyle_5f_Evaluation Warning (60)">
      <style:table-properties table:display="true" style:writing-mode="lr-tb"/>
    </style:style>
    <style:style style:name="ta63" style:family="table" style:master-page-name="PageStyle_5f_Evaluation Warning (61)">
      <style:table-properties table:display="true" style:writing-mode="lr-tb"/>
    </style:style>
    <style:style style:name="ta64" style:family="table" style:master-page-name="PageStyle_5f_Evaluation Warning (62)">
      <style:table-properties table:display="true" style:writing-mode="lr-tb"/>
    </style:style>
    <style:style style:name="ta65" style:family="table" style:master-page-name="PageStyle_5f_Evaluation Warning (63)">
      <style:table-properties table:display="true" style:writing-mode="lr-tb"/>
    </style:style>
    <style:style style:name="ta66" style:family="table" style:master-page-name="PageStyle_5f_Evaluation Warning (64)">
      <style:table-properties table:display="true" style:writing-mode="lr-tb"/>
    </style:style>
    <style:style style:name="ta67" style:family="table" style:master-page-name="PageStyle_5f_Evaluation Warning (65)">
      <style:table-properties table:display="true" style:writing-mode="lr-tb"/>
    </style:style>
    <style:style style:name="ta68" style:family="table" style:master-page-name="PageStyle_5f_Evaluation Warning (66)">
      <style:table-properties table:display="true" style:writing-mode="lr-tb"/>
    </style:style>
    <style:style style:name="ta69" style:family="table" style:master-page-name="PageStyle_5f_Evaluation Warning (67)">
      <style:table-properties table:display="true" style:writing-mode="lr-tb"/>
    </style:style>
    <style:style style:name="ta70" style:family="table" style:master-page-name="PageStyle_5f_Evaluation Warning (68)">
      <style:table-properties table:display="true" style:writing-mode="lr-tb"/>
    </style:style>
    <style:style style:name="ta71" style:family="table" style:master-page-name="PageStyle_5f_Evaluation Warning (69)">
      <style:table-properties table:display="true" style:writing-mode="lr-tb"/>
    </style:style>
    <style:style style:name="ta72" style:family="table" style:master-page-name="PageStyle_5f_Evaluation Warning (70)">
      <style:table-properties table:display="true" style:writing-mode="lr-tb"/>
    </style:style>
    <style:style style:name="ta73" style:family="table" style:master-page-name="PageStyle_5f_Evaluation Warning (71)">
      <style:table-properties table:display="true" style:writing-mode="lr-tb"/>
    </style:style>
    <style:style style:name="ta74" style:family="table" style:master-page-name="PageStyle_5f_Evaluation Warning (72)">
      <style:table-properties table:display="true" style:writing-mode="lr-tb"/>
    </style:style>
    <style:style style:name="ta75" style:family="table" style:master-page-name="PageStyle_5f_Evaluation Warning (73)">
      <style:table-properties table:display="true" style:writing-mode="lr-tb"/>
    </style:style>
    <style:style style:name="ta76" style:family="table" style:master-page-name="PageStyle_5f_Evaluation Warning (74)">
      <style:table-properties table:display="true" style:writing-mode="lr-tb"/>
    </style:style>
    <style:style style:name="ta77" style:family="table" style:master-page-name="PageStyle_5f_Evaluation Warning (75)">
      <style:table-properties table:display="true" style:writing-mode="lr-tb"/>
    </style:style>
    <style:style style:name="ta78" style:family="table" style:master-page-name="PageStyle_5f_Evaluation Warning (76)">
      <style:table-properties table:display="true" style:writing-mode="lr-tb"/>
    </style:style>
    <style:style style:name="ta79" style:family="table" style:master-page-name="PageStyle_5f_Evaluation Warning (77)">
      <style:table-properties table:display="true" style:writing-mode="lr-tb"/>
    </style:style>
    <style:style style:name="ta80" style:family="table" style:master-page-name="PageStyle_5f_Evaluation Warning (78)">
      <style:table-properties table:display="true" style:writing-mode="lr-tb"/>
    </style:style>
    <style:style style:name="ta81" style:family="table" style:master-page-name="PageStyle_5f_Evaluation Warning (79)">
      <style:table-properties table:display="true" style:writing-mode="lr-tb"/>
    </style:style>
    <style:style style:name="ta82" style:family="table" style:master-page-name="PageStyle_5f_Evaluation Warning (80)">
      <style:table-properties table:display="true" style:writing-mode="lr-tb"/>
    </style:style>
    <style:style style:name="ta83" style:family="table" style:master-page-name="PageStyle_5f_Evaluation Warning (81)">
      <style:table-properties table:display="true" style:writing-mode="lr-tb"/>
    </style:style>
    <style:style style:name="ta84" style:family="table" style:master-page-name="PageStyle_5f_Evaluation Warning (82)">
      <style:table-properties table:display="true" style:writing-mode="lr-tb"/>
    </style:style>
    <style:style style:name="ta85" style:family="table" style:master-page-name="PageStyle_5f_Evaluation Warning (83)">
      <style:table-properties table:display="true" style:writing-mode="lr-tb"/>
    </style:style>
    <style:style style:name="ta86" style:family="table" style:master-page-name="PageStyle_5f_Evaluation Warning (84)">
      <style:table-properties table:display="true" style:writing-mode="lr-tb"/>
    </style:style>
    <style:style style:name="ta87" style:family="table" style:master-page-name="PageStyle_5f_Evaluation Warning (85)">
      <style:table-properties table:display="true" style:writing-mode="lr-tb"/>
    </style:style>
    <style:style style:name="ta88" style:family="table" style:master-page-name="PageStyle_5f_Evaluation Warning (86)">
      <style:table-properties table:display="true" style:writing-mode="lr-tb"/>
    </style:style>
    <style:style style:name="ta89" style:family="table" style:master-page-name="PageStyle_5f_Evaluation Warning (87)">
      <style:table-properties table:display="true" style:writing-mode="lr-tb"/>
    </style:style>
    <style:style style:name="ta90" style:family="table" style:master-page-name="PageStyle_5f_Evaluation Warning (88)">
      <style:table-properties table:display="true" style:writing-mode="lr-tb"/>
    </style:style>
    <style:style style:name="ta91" style:family="table" style:master-page-name="PageStyle_5f_Evaluation Warning (89)">
      <style:table-properties table:display="true" style:writing-mode="lr-tb"/>
    </style:style>
    <style:style style:name="ta92" style:family="table" style:master-page-name="PageStyle_5f_Evaluation Warning (90)">
      <style:table-properties table:display="true" style:writing-mode="lr-tb"/>
    </style:style>
    <style:style style:name="ta93" style:family="table" style:master-page-name="PageStyle_5f_Evaluation Warning (91)">
      <style:table-properties table:display="true" style:writing-mode="lr-tb"/>
    </style:style>
    <style:style style:name="ta94" style:family="table" style:master-page-name="PageStyle_5f_Evaluation Warning (92)">
      <style:table-properties table:display="true" style:writing-mode="lr-tb"/>
    </style:style>
    <style:style style:name="ta95" style:family="table" style:master-page-name="PageStyle_5f_Evaluation Warning (93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8" style:family="table-cell" style:parent-style-name="Default" style:data-style-name="N-1"/>
    <style:style style:name="ce489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ce490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56" table:default-cell-style-name="ce-1"/>
      </table:table>
      <table:table table:name="Evaluation Warning" table:style-name="ta2" table:print="false">
        <office:forms form:automatic-focus="false" form:apply-design-mode="false"/>
        <table:table-column table:style-name="co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)" table:style-name="ta3" table:print="false">
        <office:forms form:automatic-focus="false" form:apply-design-mode="false"/>
        <table:table-column table:style-name="co4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)" table:style-name="ta4" table:print="false">
        <office:forms form:automatic-focus="false" form:apply-design-mode="false"/>
        <table:table-column table:style-name="co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)" table:style-name="ta5" table:print="false">
        <office:forms form:automatic-focus="false" form:apply-design-mode="false"/>
        <table:table-column table:style-name="co6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)" table:style-name="ta6" table:print="false">
        <office:forms form:automatic-focus="false" form:apply-design-mode="false"/>
        <table:table-column table:style-name="co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)" table:style-name="ta7" table:print="false">
        <office:forms form:automatic-focus="false" form:apply-design-mode="false"/>
        <table:table-column table:style-name="co8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)" table:style-name="ta8" table:print="false">
        <office:forms form:automatic-focus="false" form:apply-design-mode="false"/>
        <table:table-column table:style-name="co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)" table:style-name="ta9" table:print="false">
        <office:forms form:automatic-focus="false" form:apply-design-mode="false"/>
        <table:table-column table:style-name="co10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)" table:style-name="ta10" table:print="false">
        <office:forms form:automatic-focus="false" form:apply-design-mode="false"/>
        <table:table-column table:style-name="co1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)" table:style-name="ta11" table:print="false">
        <office:forms form:automatic-focus="false" form:apply-design-mode="false"/>
        <table:table-column table:style-name="co12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)" table:style-name="ta12" table:print="false">
        <office:forms form:automatic-focus="false" form:apply-design-mode="false"/>
        <table:table-column table:style-name="co1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)" table:style-name="ta13" table:print="false">
        <office:forms form:automatic-focus="false" form:apply-design-mode="false"/>
        <table:table-column table:style-name="co14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)" table:style-name="ta14" table:print="false">
        <office:forms form:automatic-focus="false" form:apply-design-mode="false"/>
        <table:table-column table:style-name="co1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)" table:style-name="ta15" table:print="false">
        <office:forms form:automatic-focus="false" form:apply-design-mode="false"/>
        <table:table-column table:style-name="co16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)" table:style-name="ta16" table:print="false">
        <office:forms form:automatic-focus="false" form:apply-design-mode="false"/>
        <table:table-column table:style-name="co1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5)" table:style-name="ta17" table:print="false">
        <office:forms form:automatic-focus="false" form:apply-design-mode="false"/>
        <table:table-column table:style-name="co18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6)" table:style-name="ta18" table:print="false">
        <office:forms form:automatic-focus="false" form:apply-design-mode="false"/>
        <table:table-column table:style-name="co1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7)" table:style-name="ta19" table:print="false">
        <office:forms form:automatic-focus="false" form:apply-design-mode="false"/>
        <table:table-column table:style-name="co20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8)" table:style-name="ta20" table:print="false">
        <office:forms form:automatic-focus="false" form:apply-design-mode="false"/>
        <table:table-column table:style-name="co2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9)" table:style-name="ta21" table:print="false">
        <office:forms form:automatic-focus="false" form:apply-design-mode="false"/>
        <table:table-column table:style-name="co22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0)" table:style-name="ta22" table:print="false">
        <office:forms form:automatic-focus="false" form:apply-design-mode="false"/>
        <table:table-column table:style-name="co2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1)" table:style-name="ta23" table:print="false">
        <office:forms form:automatic-focus="false" form:apply-design-mode="false"/>
        <table:table-column table:style-name="co24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2)" table:style-name="ta24" table:print="false">
        <office:forms form:automatic-focus="false" form:apply-design-mode="false"/>
        <table:table-column table:style-name="co2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3)" table:style-name="ta25" table:print="false">
        <office:forms form:automatic-focus="false" form:apply-design-mode="false"/>
        <table:table-column table:style-name="co26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4)" table:style-name="ta26" table:print="false">
        <office:forms form:automatic-focus="false" form:apply-design-mode="false"/>
        <table:table-column table:style-name="co2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5)" table:style-name="ta27" table:print="false">
        <office:forms form:automatic-focus="false" form:apply-design-mode="false"/>
        <table:table-column table:style-name="co28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6)" table:style-name="ta28" table:print="false">
        <office:forms form:automatic-focus="false" form:apply-design-mode="false"/>
        <table:table-column table:style-name="co2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7)" table:style-name="ta29" table:print="false">
        <office:forms form:automatic-focus="false" form:apply-design-mode="false"/>
        <table:table-column table:style-name="co30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8)" table:style-name="ta30" table:print="false">
        <office:forms form:automatic-focus="false" form:apply-design-mode="false"/>
        <table:table-column table:style-name="co3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9)" table:style-name="ta31" table:print="false">
        <office:forms form:automatic-focus="false" form:apply-design-mode="false"/>
        <table:table-column table:style-name="co32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0)" table:style-name="ta32" table:print="false">
        <office:forms form:automatic-focus="false" form:apply-design-mode="false"/>
        <table:table-column table:style-name="co3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1)" table:style-name="ta33" table:print="false">
        <office:forms form:automatic-focus="false" form:apply-design-mode="false"/>
        <table:table-column table:style-name="co34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2)" table:style-name="ta34" table:print="false">
        <office:forms form:automatic-focus="false" form:apply-design-mode="false"/>
        <table:table-column table:style-name="co3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3)" table:style-name="ta35" table:print="false">
        <office:forms form:automatic-focus="false" form:apply-design-mode="false"/>
        <table:table-column table:style-name="co36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4)" table:style-name="ta36" table:print="false">
        <office:forms form:automatic-focus="false" form:apply-design-mode="false"/>
        <table:table-column table:style-name="co3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5)" table:style-name="ta37" table:print="false">
        <office:forms form:automatic-focus="false" form:apply-design-mode="false"/>
        <table:table-column table:style-name="co38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6)" table:style-name="ta38" table:print="false">
        <office:forms form:automatic-focus="false" form:apply-design-mode="false"/>
        <table:table-column table:style-name="co3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7)" table:style-name="ta39" table:print="false">
        <office:forms form:automatic-focus="false" form:apply-design-mode="false"/>
        <table:table-column table:style-name="co40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8)" table:style-name="ta40" table:print="false">
        <office:forms form:automatic-focus="false" form:apply-design-mode="false"/>
        <table:table-column table:style-name="co4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9)" table:style-name="ta41" table:print="false">
        <office:forms form:automatic-focus="false" form:apply-design-mode="false"/>
        <table:table-column table:style-name="co42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0)" table:style-name="ta42" table:print="false">
        <office:forms form:automatic-focus="false" form:apply-design-mode="false"/>
        <table:table-column table:style-name="co4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1)" table:style-name="ta43" table:print="false">
        <office:forms form:automatic-focus="false" form:apply-design-mode="false"/>
        <table:table-column table:style-name="co44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2)" table:style-name="ta44" table:print="false">
        <office:forms form:automatic-focus="false" form:apply-design-mode="false"/>
        <table:table-column table:style-name="co4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3)" table:style-name="ta45" table:print="false">
        <office:forms form:automatic-focus="false" form:apply-design-mode="false"/>
        <table:table-column table:style-name="co46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4)" table:style-name="ta46" table:print="false">
        <office:forms form:automatic-focus="false" form:apply-design-mode="false"/>
        <table:table-column table:style-name="co4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5)" table:style-name="ta47" table:print="false">
        <office:forms form:automatic-focus="false" form:apply-design-mode="false"/>
        <table:table-column table:style-name="co48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6)" table:style-name="ta48" table:print="false">
        <office:forms form:automatic-focus="false" form:apply-design-mode="false"/>
        <table:table-column table:style-name="co4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7)" table:style-name="ta49" table:print="false">
        <office:forms form:automatic-focus="false" form:apply-design-mode="false"/>
        <table:table-column table:style-name="co50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8)" table:style-name="ta50" table:print="false">
        <office:forms form:automatic-focus="false" form:apply-design-mode="false"/>
        <table:table-column table:style-name="co5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9)" table:style-name="ta51" table:print="false">
        <office:forms form:automatic-focus="false" form:apply-design-mode="false"/>
        <table:table-column table:style-name="co52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0)" table:style-name="ta52" table:print="false">
        <office:forms form:automatic-focus="false" form:apply-design-mode="false"/>
        <table:table-column table:style-name="co5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1)" table:style-name="ta53" table:print="false">
        <office:forms form:automatic-focus="false" form:apply-design-mode="false"/>
        <table:table-column table:style-name="co54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2)" table:style-name="ta54" table:print="false">
        <office:forms form:automatic-focus="false" form:apply-design-mode="false"/>
        <table:table-column table:style-name="co5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3)" table:style-name="ta55" table:print="false">
        <office:forms form:automatic-focus="false" form:apply-design-mode="false"/>
        <table:table-column table:style-name="co56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4)" table:style-name="ta56" table:print="false">
        <office:forms form:automatic-focus="false" form:apply-design-mode="false"/>
        <table:table-column table:style-name="co5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5)" table:style-name="ta57" table:print="false">
        <office:forms form:automatic-focus="false" form:apply-design-mode="false"/>
        <table:table-column table:style-name="co58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6)" table:style-name="ta58" table:print="false">
        <office:forms form:automatic-focus="false" form:apply-design-mode="false"/>
        <table:table-column table:style-name="co5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7)" table:style-name="ta59" table:print="false">
        <office:forms form:automatic-focus="false" form:apply-design-mode="false"/>
        <table:table-column table:style-name="co60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8)" table:style-name="ta60" table:print="false">
        <office:forms form:automatic-focus="false" form:apply-design-mode="false"/>
        <table:table-column table:style-name="co6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9)" table:style-name="ta61" table:print="false">
        <office:forms form:automatic-focus="false" form:apply-design-mode="false"/>
        <table:table-column table:style-name="co62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0)" table:style-name="ta62" table:print="false">
        <office:forms form:automatic-focus="false" form:apply-design-mode="false"/>
        <table:table-column table:style-name="co6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1)" table:style-name="ta63" table:print="false">
        <office:forms form:automatic-focus="false" form:apply-design-mode="false"/>
        <table:table-column table:style-name="co64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2)" table:style-name="ta64" table:print="false">
        <office:forms form:automatic-focus="false" form:apply-design-mode="false"/>
        <table:table-column table:style-name="co6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3)" table:style-name="ta65" table:print="false">
        <office:forms form:automatic-focus="false" form:apply-design-mode="false"/>
        <table:table-column table:style-name="co66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4)" table:style-name="ta66" table:print="false">
        <office:forms form:automatic-focus="false" form:apply-design-mode="false"/>
        <table:table-column table:style-name="co6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5)" table:style-name="ta67" table:print="false">
        <office:forms form:automatic-focus="false" form:apply-design-mode="false"/>
        <table:table-column table:style-name="co68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6)" table:style-name="ta68" table:print="false">
        <office:forms form:automatic-focus="false" form:apply-design-mode="false"/>
        <table:table-column table:style-name="co6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7)" table:style-name="ta69" table:print="false">
        <office:forms form:automatic-focus="false" form:apply-design-mode="false"/>
        <table:table-column table:style-name="co70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8)" table:style-name="ta70" table:print="false">
        <office:forms form:automatic-focus="false" form:apply-design-mode="false"/>
        <table:table-column table:style-name="co7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9)" table:style-name="ta71" table:print="false">
        <office:forms form:automatic-focus="false" form:apply-design-mode="false"/>
        <table:table-column table:style-name="co72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0)" table:style-name="ta72" table:print="false">
        <office:forms form:automatic-focus="false" form:apply-design-mode="false"/>
        <table:table-column table:style-name="co7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1)" table:style-name="ta73" table:print="false">
        <office:forms form:automatic-focus="false" form:apply-design-mode="false"/>
        <table:table-column table:style-name="co74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2)" table:style-name="ta74" table:print="false">
        <office:forms form:automatic-focus="false" form:apply-design-mode="false"/>
        <table:table-column table:style-name="co7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3)" table:style-name="ta75" table:print="false">
        <office:forms form:automatic-focus="false" form:apply-design-mode="false"/>
        <table:table-column table:style-name="co76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4)" table:style-name="ta76" table:print="false">
        <office:forms form:automatic-focus="false" form:apply-design-mode="false"/>
        <table:table-column table:style-name="co7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5)" table:style-name="ta77" table:print="false">
        <office:forms form:automatic-focus="false" form:apply-design-mode="false"/>
        <table:table-column table:style-name="co78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6)" table:style-name="ta78" table:print="false">
        <office:forms form:automatic-focus="false" form:apply-design-mode="false"/>
        <table:table-column table:style-name="co7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7)" table:style-name="ta79" table:print="false">
        <office:forms form:automatic-focus="false" form:apply-design-mode="false"/>
        <table:table-column table:style-name="co80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8)" table:style-name="ta80" table:print="false">
        <office:forms form:automatic-focus="false" form:apply-design-mode="false"/>
        <table:table-column table:style-name="co8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9)" table:style-name="ta81" table:print="false">
        <office:forms form:automatic-focus="false" form:apply-design-mode="false"/>
        <table:table-column table:style-name="co82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0)" table:style-name="ta82" table:print="false">
        <office:forms form:automatic-focus="false" form:apply-design-mode="false"/>
        <table:table-column table:style-name="co8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1)" table:style-name="ta83" table:print="false">
        <office:forms form:automatic-focus="false" form:apply-design-mode="false"/>
        <table:table-column table:style-name="co84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2)" table:style-name="ta84" table:print="false">
        <office:forms form:automatic-focus="false" form:apply-design-mode="false"/>
        <table:table-column table:style-name="co8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3)" table:style-name="ta85" table:print="false">
        <office:forms form:automatic-focus="false" form:apply-design-mode="false"/>
        <table:table-column table:style-name="co86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4)" table:style-name="ta86" table:print="false">
        <office:forms form:automatic-focus="false" form:apply-design-mode="false"/>
        <table:table-column table:style-name="co8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5)" table:style-name="ta87" table:print="false">
        <office:forms form:automatic-focus="false" form:apply-design-mode="false"/>
        <table:table-column table:style-name="co88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6)" table:style-name="ta88" table:print="false">
        <office:forms form:automatic-focus="false" form:apply-design-mode="false"/>
        <table:table-column table:style-name="co8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7)" table:style-name="ta89" table:print="false">
        <office:forms form:automatic-focus="false" form:apply-design-mode="false"/>
        <table:table-column table:style-name="co90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8)" table:style-name="ta90" table:print="false">
        <office:forms form:automatic-focus="false" form:apply-design-mode="false"/>
        <table:table-column table:style-name="co9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9)" table:style-name="ta91" table:print="false">
        <office:forms form:automatic-focus="false" form:apply-design-mode="false"/>
        <table:table-column table:style-name="co92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0)" table:style-name="ta92" table:print="false">
        <office:forms form:automatic-focus="false" form:apply-design-mode="false"/>
        <table:table-column table:style-name="co9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1)" table:style-name="ta93" table:print="false">
        <office:forms form:automatic-focus="false" form:apply-design-mode="false"/>
        <table:table-column table:style-name="co94" table:default-cell-style-name="ce15" table:number-columns-repeated="256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2)" table:style-name="ta94" table:print="false">
        <office:forms form:automatic-focus="false" form:apply-design-mode="false"/>
        <table:table-column table:style-name="co9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8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3)" table:style-name="ta95" table:print="false">
        <office:forms form:automatic-focus="false" form:apply-design-mode="false"/>
        <table:table-column table:style-name="co96" table:default-cell-style-name="ce15" table:number-columns-repeated="256"/>
        <table:table-row table:number-rows-repeated="4" table:style-name="ro2"/>
        <table:table-row table:style-name="ro3">
          <table:table-cell table:style-name="ce490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77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177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177P2" style:volatile="true">
      <number:text> </number:text>
      <number:text>$- </number:text>
    </number:text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178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178P2" style:volatile="true">
      <number:text> </number:text>
      <number:text>$- </number:text>
    </number:text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 </number:text>
      <number:number number:decimal-places="0" number:min-integer-digits="1" number:grouping="true"/>
      <number:text> </number:text>
    </number:number-style>
    <number:number-style style:name="N179P1" style:volatile="true">
      <number:text>  (</number:text>
      <number:number number:decimal-places="0" number:min-integer-digits="1" number:grouping="true"/>
      <number:text>)</number:text>
    </number:number-style>
    <number:text-style style:name="N179P2" style:volatile="true">
      <number:text> - </number:text>
    </number:text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 </number:text>
      <number:number number:min-integer-digits="1" number:grouping="true" number:decimal-places="2"/>
      <number:text> </number:text>
    </number:number-style>
    <number:number-style style:name="N180P1" style:volatile="true">
      <number:text>  (</number:text>
      <number:number number:min-integer-digits="1" number:grouping="true" number:decimal-places="2"/>
      <number:text>)</number:text>
    </number:number-style>
    <number:text-style style:name="N180P2" style:volatile="true">
      <number:text> - </number:text>
    </number:text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percentage-style style:name="N181">
      <number:number number:decimal-places="0" number:min-integer-digits="1"/>
      <number:text>%</number:text>
    </number:percentage-style>
    <style:style style:name="Default" style:family="table-cell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</office:styles>
  <office:automatic-styles>
    <style:page-layout style:name="pm1">
      <style:page-layout-properties style:print-orientation="portrait" fo:page-width="8.5in" fo:page-height="11in" style:scale-to="100%" style:print-page-order="ttb" fo:margin-left="0.75in" fo:margin-right="0.75in" fo:margin-top="2330023305187765248in" fo:margin-bottom="2330023305187765248in" style:first-page-number="continue" style:print="zero-values"/>
      <style:header-style>
        <style:header-footer-properties fo:min-height="-3770056902373173248in" fo:margin-left="0in" fo:margin-right="0in" fo:margin-bottom="0in"/>
      </style:header-style>
      <style:footer-style>
        <style:header-footer-properties fo:min-height="-3770056902373173248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2330023305187765248in" fo:margin-bottom="2330023305187765248in" style:first-page-number="continue" style:print="zero-values"/>
      <style:header-style>
        <style:header-footer-properties fo:min-height="-3770056902373173248in" fo:margin-left="0in" fo:margin-right="0in" fo:margin-bottom="0in"/>
      </style:header-style>
      <style:footer-style>
        <style:header-footer-properties fo:min-height="-3770056902373173248in" fo:margin-left="0in" fo:margin-right="0in" fo:margin-top="0in"/>
      </style:footer-style>
    </style:page-layout>
    <style:page-layout style:name="pm3">
      <style:page-layout-properties style:print-orientation="portrait" fo:page-width="8.5in" fo:page-height="11in" style:scale-to="100%" style:print-page-order="ttb" fo:margin-left="0.75in" fo:margin-right="0.75in" fo:margin-top="-1440033597185408000in" fo:margin-bottom="-1440033597185408000in" style:first-page-number="continue" style:print="zero-values"/>
      <style:header-style>
        <style:header-footer-properties fo:min-height="2330023305187765248in" fo:margin-left="0in" fo:margin-right="0in" fo:margin-bottom="0in"/>
      </style:header-style>
      <style:footer-style>
        <style:header-footer-properties fo:min-height="2330023305187765248in" fo:margin-left="0in" fo:margin-right="0in" fo:margin-top="0in"/>
      </style:footer-style>
    </style:page-layout>
    <style:page-layout style:name="pm4">
      <style:page-layout-properties style:print-orientation="portrait" fo:page-width="8.5in" fo:page-height="11in" style:scale-to="100%" style:print-page-order="ttb" fo:margin-left="0.75in" fo:margin-right="0.75in" fo:margin-top="889989708002357120in" fo:margin-bottom="889989708002357120in" style:first-page-number="continue" style:print="zero-values"/>
      <style:header-style>
        <style:header-footer-properties fo:min-height="-1440033597185408000in" fo:margin-left="0in" fo:margin-right="0in" fo:margin-bottom="0in"/>
      </style:header-style>
      <style:footer-style>
        <style:header-footer-properties fo:min-height="-1440033597185408000in" fo:margin-left="0in" fo:margin-right="0in" fo:margin-top="0in"/>
      </style:footer-style>
    </style:page-layout>
    <style:page-layout style:name="pm5">
      <style:page-layout-properties style:print-orientation="portrait" fo:page-width="8.5in" fo:page-height="11in" style:scale-to="100%" style:print-page-order="ttb" fo:margin-left="0.75in" fo:margin-right="0.75in" fo:margin-top="-550043889183051008in" fo:margin-bottom="-550043889183051008in" style:first-page-number="continue" style:print="zero-values"/>
      <style:header-style>
        <style:header-footer-properties fo:min-height="889989708002357120in" fo:margin-left="0in" fo:margin-right="0in" fo:margin-bottom="0in"/>
      </style:header-style>
      <style:footer-style>
        <style:header-footer-properties fo:min-height="889989708002357120in" fo:margin-left="0in" fo:margin-right="0in" fo:margin-top="0in"/>
      </style:footer-style>
    </style:page-layout>
    <style:page-layout style:name="pm6">
      <style:page-layout-properties style:print-orientation="portrait" fo:page-width="8.5in" fo:page-height="11in" style:scale-to="100%" style:print-page-order="ttb" fo:margin-left="0.75in" fo:margin-right="0.75in" fo:margin-top="339945818819306112in" fo:margin-bottom="339945818819306112in" style:first-page-number="continue" style:print="zero-values"/>
      <style:header-style>
        <style:header-footer-properties fo:min-height="-550043889183050944in" fo:margin-left="0in" fo:margin-right="0in" fo:margin-bottom="0in"/>
      </style:header-style>
      <style:footer-style>
        <style:header-footer-properties fo:min-height="-550043889183050944in" fo:margin-left="0in" fo:margin-right="0in" fo:margin-top="0in"/>
      </style:footer-style>
    </style:page-layout>
    <style:page-layout style:name="pm7">
      <style:page-layout-properties style:print-orientation="portrait" fo:page-width="8.5in" fo:page-height="11in" style:scale-to="100%" style:print-page-order="ttb" fo:margin-left="0.75in" fo:margin-right="0.75in" fo:margin-top="-210098070363744832in" fo:margin-bottom="-210098070363744832in" style:first-page-number="continue" style:print="zero-values"/>
      <style:header-style>
        <style:header-footer-properties fo:min-height="339945818819306112in" fo:margin-left="0in" fo:margin-right="0in" fo:margin-bottom="0in"/>
      </style:header-style>
      <style:footer-style>
        <style:header-footer-properties fo:min-height="339945818819306112in" fo:margin-left="0in" fo:margin-right="0in" fo:margin-top="0in"/>
      </style:footer-style>
    </style:page-layout>
    <style:page-layout style:name="pm8">
      <style:page-layout-properties style:print-orientation="portrait" fo:page-width="8.5in" fo:page-height="11in" style:scale-to="100%" style:print-page-order="ttb" fo:margin-left="0.75in" fo:margin-right="0.75in" fo:margin-top="129847748455561280in" fo:margin-bottom="129847748455561280in" style:first-page-number="continue" style:print="zero-values"/>
      <style:header-style>
        <style:header-footer-properties fo:min-height="-210098070363744832in" fo:margin-left="0in" fo:margin-right="0in" fo:margin-bottom="0in"/>
      </style:header-style>
      <style:footer-style>
        <style:header-footer-properties fo:min-height="-210098070363744832in" fo:margin-left="0in" fo:margin-right="0in" fo:margin-top="0in"/>
      </style:footer-style>
    </style:page-layout>
    <style:page-layout style:name="pm9">
      <style:page-layout-properties style:print-orientation="portrait" fo:page-width="8.5in" fo:page-height="11in" style:scale-to="100%" style:print-page-order="ttb" fo:margin-left="0.75in" fo:margin-right="0.75in" fo:margin-top="-80250321908183536in" fo:margin-bottom="-80250321908183536in" style:first-page-number="continue" style:print="zero-values"/>
      <style:header-style>
        <style:header-footer-properties fo:min-height="129847748455561280in" fo:margin-left="0in" fo:margin-right="0in" fo:margin-bottom="0in"/>
      </style:header-style>
      <style:footer-style>
        <style:header-footer-properties fo:min-height="129847748455561280in" fo:margin-left="0in" fo:margin-right="0in" fo:margin-top="0in"/>
      </style:footer-style>
    </style:page-layout>
    <style:page-layout style:name="pm10">
      <style:page-layout-properties style:print-orientation="portrait" fo:page-width="8.5in" fo:page-height="11in" style:scale-to="100%" style:print-page-order="ttb" fo:margin-left="0.75in" fo:margin-right="0.75in" fo:margin-top="49597426547377744in" fo:margin-bottom="49597426547377744in" style:first-page-number="continue" style:print="zero-values"/>
      <style:header-style>
        <style:header-footer-properties fo:min-height="-80250321908183536in" fo:margin-left="0in" fo:margin-right="0in" fo:margin-bottom="0in"/>
      </style:header-style>
      <style:footer-style>
        <style:header-footer-properties fo:min-height="-80250321908183536in" fo:margin-left="0in" fo:margin-right="0in" fo:margin-top="0in"/>
      </style:footer-style>
    </style:page-layout>
    <style:page-layout style:name="pm11">
      <style:page-layout-properties style:print-orientation="portrait" fo:page-width="8.5in" fo:page-height="11in" style:scale-to="100%" style:print-page-order="ttb" fo:margin-left="0.75in" fo:margin-right="0.75in" fo:margin-top="-30652895360805792in" fo:margin-bottom="-30652895360805792in" style:first-page-number="continue" style:print="zero-values"/>
      <style:header-style>
        <style:header-footer-properties fo:min-height="49597426547377744in" fo:margin-left="0in" fo:margin-right="0in" fo:margin-bottom="0in"/>
      </style:header-style>
      <style:footer-style>
        <style:header-footer-properties fo:min-height="49597426547377744in" fo:margin-left="0in" fo:margin-right="0in" fo:margin-top="0in"/>
      </style:footer-style>
    </style:page-layout>
    <style:page-layout style:name="pm12">
      <style:page-layout-properties style:print-orientation="portrait" fo:page-width="8.5in" fo:page-height="11in" style:scale-to="100%" style:print-page-order="ttb" fo:margin-left="0.75in" fo:margin-right="0.75in" fo:margin-top="18944531186571952in" fo:margin-bottom="18944531186571952in" style:first-page-number="continue" style:print="zero-values"/>
      <style:header-style>
        <style:header-footer-properties fo:min-height="-30652895360805792in" fo:margin-left="0in" fo:margin-right="0in" fo:margin-bottom="0in"/>
      </style:header-style>
      <style:footer-style>
        <style:header-footer-properties fo:min-height="-30652895360805792in" fo:margin-left="0in" fo:margin-right="0in" fo:margin-top="0in"/>
      </style:footer-style>
    </style:page-layout>
    <style:page-layout style:name="pm13">
      <style:page-layout-properties style:print-orientation="portrait" fo:page-width="8.5in" fo:page-height="11in" style:scale-to="100%" style:print-page-order="ttb" fo:margin-left="0.75in" fo:margin-right="0.75in" fo:margin-top="-11708364174233842in" fo:margin-bottom="-11708364174233842in" style:first-page-number="continue" style:print="zero-values"/>
      <style:header-style>
        <style:header-footer-properties fo:min-height="18944531186571952in" fo:margin-left="0in" fo:margin-right="0in" fo:margin-bottom="0in"/>
      </style:header-style>
      <style:footer-style>
        <style:header-footer-properties fo:min-height="18944531186571952in" fo:margin-left="0in" fo:margin-right="0in" fo:margin-top="0in"/>
      </style:footer-style>
    </style:page-layout>
    <style:page-layout style:name="pm14">
      <style:page-layout-properties style:print-orientation="portrait" fo:page-width="8.5in" fo:page-height="11in" style:scale-to="100%" style:print-page-order="ttb" fo:margin-left="0.75in" fo:margin-right="0.75in" fo:margin-top="7236167012338110in" fo:margin-bottom="7236167012338110in" style:first-page-number="continue" style:print="zero-values"/>
      <style:header-style>
        <style:header-footer-properties fo:min-height="-11708364174233842in" fo:margin-left="0in" fo:margin-right="0in" fo:margin-bottom="0in"/>
      </style:header-style>
      <style:footer-style>
        <style:header-footer-properties fo:min-height="-11708364174233842in" fo:margin-left="0in" fo:margin-right="0in" fo:margin-top="0in"/>
      </style:footer-style>
    </style:page-layout>
    <style:page-layout style:name="pm15">
      <style:page-layout-properties style:print-orientation="portrait" fo:page-width="8.5in" fo:page-height="11in" style:scale-to="100%" style:print-page-order="ttb" fo:margin-left="0.75in" fo:margin-right="0.75in" fo:margin-top="-4.4721971618957315E15in" fo:margin-bottom="-4.4721971618957315E15in" style:first-page-number="continue" style:print="zero-values"/>
      <style:header-style>
        <style:header-footer-properties fo:min-height="7236167012338110in" fo:margin-left="0in" fo:margin-right="0in" fo:margin-bottom="0in"/>
      </style:header-style>
      <style:footer-style>
        <style:header-footer-properties fo:min-height="7236167012338110in" fo:margin-left="0in" fo:margin-right="0in" fo:margin-top="0in"/>
      </style:footer-style>
    </style:page-layout>
    <style:page-layout style:name="pm16">
      <style:page-layout-properties style:print-orientation="portrait" fo:page-width="8.5in" fo:page-height="11in" style:scale-to="100%" style:print-page-order="ttb" fo:margin-left="0.75in" fo:margin-right="0.75in" fo:margin-top="2.7639698504423785E15in" fo:margin-bottom="2.7639698504423785E15in" style:first-page-number="continue" style:print="zero-values"/>
      <style:header-style>
        <style:header-footer-properties fo:min-height="-4472197161895732in" fo:margin-left="0in" fo:margin-right="0in" fo:margin-bottom="0in"/>
      </style:header-style>
      <style:footer-style>
        <style:header-footer-properties fo:min-height="-4472197161895732in" fo:margin-left="0in" fo:margin-right="0in" fo:margin-top="0in"/>
      </style:footer-style>
    </style:page-layout>
    <style:page-layout style:name="pm17">
      <style:page-layout-properties style:print-orientation="portrait" fo:page-width="8.5in" fo:page-height="11in" style:scale-to="100%" style:print-page-order="ttb" fo:margin-left="0.75in" fo:margin-right="0.75in" fo:margin-top="-1.7082273114533535E15in" fo:margin-bottom="-1.7082273114533535E15in" style:first-page-number="continue" style:print="zero-values"/>
      <style:header-style>
        <style:header-footer-properties fo:min-height="2.7639698504423785E15in" fo:margin-left="0in" fo:margin-right="0in" fo:margin-bottom="0in"/>
      </style:header-style>
      <style:footer-style>
        <style:header-footer-properties fo:min-height="2.7639698504423785E15in" fo:margin-left="0in" fo:margin-right="0in" fo:margin-top="0in"/>
      </style:footer-style>
    </style:page-layout>
    <style:page-layout style:name="pm18">
      <style:page-layout-properties style:print-orientation="portrait" fo:page-width="8.5in" fo:page-height="11in" style:scale-to="100%" style:print-page-order="ttb" fo:margin-left="0.75in" fo:margin-right="0.75in" fo:margin-top="1.0557425389890249E15in" fo:margin-bottom="1.0557425389890249E15in" style:first-page-number="continue" style:print="zero-values"/>
      <style:header-style>
        <style:header-footer-properties fo:min-height="-1.7082273114533535E15in" fo:margin-left="0in" fo:margin-right="0in" fo:margin-bottom="0in"/>
      </style:header-style>
      <style:footer-style>
        <style:header-footer-properties fo:min-height="-1.7082273114533535E15in" fo:margin-left="0in" fo:margin-right="0in" fo:margin-top="0in"/>
      </style:footer-style>
    </style:page-layout>
    <style:page-layout style:name="pm19">
      <style:page-layout-properties style:print-orientation="portrait" fo:page-width="8.5in" fo:page-height="11in" style:scale-to="100%" style:print-page-order="ttb" fo:margin-left="0.75in" fo:margin-right="0.75in" fo:margin-top="-6.524847724643285E14in" fo:margin-bottom="-6.524847724643285E14in" style:first-page-number="continue" style:print="zero-values"/>
      <style:header-style>
        <style:header-footer-properties fo:min-height="1055742538989025in" fo:margin-left="0in" fo:margin-right="0in" fo:margin-bottom="0in"/>
      </style:header-style>
      <style:footer-style>
        <style:header-footer-properties fo:min-height="1055742538989025in" fo:margin-left="0in" fo:margin-right="0in" fo:margin-top="0in"/>
      </style:footer-style>
    </style:page-layout>
    <style:page-layout style:name="pm20">
      <style:page-layout-properties style:print-orientation="portrait" fo:page-width="8.5in" fo:page-height="11in" style:scale-to="100%" style:print-page-order="ttb" fo:margin-left="0.75in" fo:margin-right="0.75in" fo:margin-top="4.032577665246965E14in" fo:margin-bottom="4.032577665246965E14in" style:first-page-number="continue" style:print="zero-values"/>
      <style:header-style>
        <style:header-footer-properties fo:min-height="-6.524847724643285E14in" fo:margin-left="0in" fo:margin-right="0in" fo:margin-bottom="0in"/>
      </style:header-style>
      <style:footer-style>
        <style:header-footer-properties fo:min-height="-6.524847724643285E14in" fo:margin-left="0in" fo:margin-right="0in" fo:margin-top="0in"/>
      </style:footer-style>
    </style:page-layout>
    <style:page-layout style:name="pm21">
      <style:page-layout-properties style:print-orientation="portrait" fo:page-width="8.5in" fo:page-height="11in" style:scale-to="100%" style:print-page-order="ttb" fo:margin-left="0.75in" fo:margin-right="0.75in" fo:margin-top="-249227005939632in" fo:margin-bottom="-249227005939632in" style:first-page-number="continue" style:print="zero-values"/>
      <style:header-style>
        <style:header-footer-properties fo:min-height="4.032577665246965E14in" fo:margin-left="0in" fo:margin-right="0in" fo:margin-bottom="0in"/>
      </style:header-style>
      <style:footer-style>
        <style:header-footer-properties fo:min-height="4.032577665246965E14in" fo:margin-left="0in" fo:margin-right="0in" fo:margin-top="0in"/>
      </style:footer-style>
    </style:page-layout>
    <style:page-layout style:name="pm22">
      <style:page-layout-properties style:print-orientation="portrait" fo:page-width="8.5in" fo:page-height="11in" style:scale-to="100%" style:print-page-order="ttb" fo:margin-left="0.75in" fo:margin-right="0.75in" fo:margin-top="1.540307605850645E14in" fo:margin-bottom="1.540307605850645E14in" style:first-page-number="continue" style:print="zero-values"/>
      <style:header-style>
        <style:header-footer-properties fo:min-height="-249227005939632in" fo:margin-left="0in" fo:margin-right="0in" fo:margin-bottom="0in"/>
      </style:header-style>
      <style:footer-style>
        <style:header-footer-properties fo:min-height="-249227005939632in" fo:margin-left="0in" fo:margin-right="0in" fo:margin-top="0in"/>
      </style:footer-style>
    </style:page-layout>
    <style:page-layout style:name="pm23">
      <style:page-layout-properties style:print-orientation="portrait" fo:page-width="8.5in" fo:page-height="11in" style:scale-to="100%" style:print-page-order="ttb" fo:margin-left="0.75in" fo:margin-right="0.75in" fo:margin-top="-9.51962453545675E13in" fo:margin-bottom="-9.51962453545675E13in" style:first-page-number="continue" style:print="zero-values"/>
      <style:header-style>
        <style:header-footer-properties fo:min-height="1.540307605850645E14in" fo:margin-left="0in" fo:margin-right="0in" fo:margin-bottom="0in"/>
      </style:header-style>
      <style:footer-style>
        <style:header-footer-properties fo:min-height="1.540307605850645E14in" fo:margin-left="0in" fo:margin-right="0in" fo:margin-top="0in"/>
      </style:footer-style>
    </style:page-layout>
    <style:page-layout style:name="pm24">
      <style:page-layout-properties style:print-orientation="portrait" fo:page-width="8.5in" fo:page-height="11in" style:scale-to="100%" style:print-page-order="ttb" fo:margin-left="0.75in" fo:margin-right="0.75in" fo:margin-top="58834515230497in" fo:margin-bottom="58834515230497in" style:first-page-number="continue" style:print="zero-values"/>
      <style:header-style>
        <style:header-footer-properties fo:min-height="-9.51962453545675E13in" fo:margin-left="0in" fo:margin-right="0in" fo:margin-bottom="0in"/>
      </style:header-style>
      <style:footer-style>
        <style:header-footer-properties fo:min-height="-9.51962453545675E13in" fo:margin-left="0in" fo:margin-right="0in" fo:margin-top="0in"/>
      </style:footer-style>
    </style:page-layout>
    <style:page-layout style:name="pm25">
      <style:page-layout-properties style:print-orientation="portrait" fo:page-width="8.5in" fo:page-height="11in" style:scale-to="100%" style:print-page-order="ttb" fo:margin-left="0.75in" fo:margin-right="0.75in" fo:margin-top="-3.63617301240705E13in" fo:margin-bottom="-3.63617301240705E13in" style:first-page-number="continue" style:print="zero-values"/>
      <style:header-style>
        <style:header-footer-properties fo:min-height="58834515230497in" fo:margin-left="0in" fo:margin-right="0in" fo:margin-bottom="0in"/>
      </style:header-style>
      <style:footer-style>
        <style:header-footer-properties fo:min-height="58834515230497in" fo:margin-left="0in" fo:margin-right="0in" fo:margin-top="0in"/>
      </style:footer-style>
    </style:page-layout>
    <style:page-layout style:name="pm26">
      <style:page-layout-properties style:print-orientation="portrait" fo:page-width="8.5in" fo:page-height="11in" style:scale-to="100%" style:print-page-order="ttb" fo:margin-left="0.75in" fo:margin-right="0.75in" fo:margin-top="2.24727851064265E13in" fo:margin-bottom="2.24727851064265E13in" style:first-page-number="continue" style:print="zero-values"/>
      <style:header-style>
        <style:header-footer-properties fo:min-height="-3.63617301240705E13in" fo:margin-left="0in" fo:margin-right="0in" fo:margin-bottom="0in"/>
      </style:header-style>
      <style:footer-style>
        <style:header-footer-properties fo:min-height="-3.63617301240705E13in" fo:margin-left="0in" fo:margin-right="0in" fo:margin-top="0in"/>
      </style:footer-style>
    </style:page-layout>
    <style:page-layout style:name="pm27">
      <style:page-layout-properties style:print-orientation="portrait" fo:page-width="8.5in" fo:page-height="11in" style:scale-to="100%" style:print-page-order="ttb" fo:margin-left="0.75in" fo:margin-right="0.75in" fo:margin-top="-13888945017644in" fo:margin-bottom="-13888945017644in" style:first-page-number="continue" style:print="zero-values"/>
      <style:header-style>
        <style:header-footer-properties fo:min-height="2.24727851064265E13in" fo:margin-left="0in" fo:margin-right="0in" fo:margin-bottom="0in"/>
      </style:header-style>
      <style:footer-style>
        <style:header-footer-properties fo:min-height="2.24727851064265E13in" fo:margin-left="0in" fo:margin-right="0in" fo:margin-top="0in"/>
      </style:footer-style>
    </style:page-layout>
    <style:page-layout style:name="pm28">
      <style:page-layout-properties style:print-orientation="portrait" fo:page-width="8.5in" fo:page-height="11in" style:scale-to="100%" style:print-page-order="ttb" fo:margin-left="0.75in" fo:margin-right="0.75in" fo:margin-top="8.5838400887825E12in" fo:margin-bottom="8.5838400887825E12in" style:first-page-number="continue" style:print="zero-values"/>
      <style:header-style>
        <style:header-footer-properties fo:min-height="-13888945017644in" fo:margin-left="0in" fo:margin-right="0in" fo:margin-bottom="0in"/>
      </style:header-style>
      <style:footer-style>
        <style:header-footer-properties fo:min-height="-13888945017644in" fo:margin-left="0in" fo:margin-right="0in" fo:margin-top="0in"/>
      </style:footer-style>
    </style:page-layout>
    <style:page-layout style:name="pm29">
      <style:page-layout-properties style:print-orientation="portrait" fo:page-width="8.5in" fo:page-height="11in" style:scale-to="100%" style:print-page-order="ttb" fo:margin-left="0.75in" fo:margin-right="0.75in" fo:margin-top="-5.3051049288615E12in" fo:margin-bottom="-5.3051049288615E12in" style:first-page-number="continue" style:print="zero-values"/>
      <style:header-style>
        <style:header-footer-properties fo:min-height="8.5838400887825E12in" fo:margin-left="0in" fo:margin-right="0in" fo:margin-bottom="0in"/>
      </style:header-style>
      <style:footer-style>
        <style:header-footer-properties fo:min-height="8.5838400887825E12in" fo:margin-left="0in" fo:margin-right="0in" fo:margin-top="0in"/>
      </style:footer-style>
    </style:page-layout>
    <style:page-layout style:name="pm30">
      <style:page-layout-properties style:print-orientation="portrait" fo:page-width="8.5in" fo:page-height="11in" style:scale-to="100%" style:print-page-order="ttb" fo:margin-left="0.75in" fo:margin-right="0.75in" fo:margin-top="3278735159921in" fo:margin-bottom="3278735159921in" style:first-page-number="continue" style:print="zero-values"/>
      <style:header-style>
        <style:header-footer-properties fo:min-height="-5.3051049288615E12in" fo:margin-left="0in" fo:margin-right="0in" fo:margin-bottom="0in"/>
      </style:header-style>
      <style:footer-style>
        <style:header-footer-properties fo:min-height="-5.3051049288615E12in" fo:margin-left="0in" fo:margin-right="0in" fo:margin-top="0in"/>
      </style:footer-style>
    </style:page-layout>
    <style:page-layout style:name="pm31">
      <style:page-layout-properties style:print-orientation="portrait" fo:page-width="8.5in" fo:page-height="11in" style:scale-to="100%" style:print-page-order="ttb" fo:margin-left="0.75in" fo:margin-right="0.75in" fo:margin-top="-2.0263697689405E12in" fo:margin-bottom="-2.0263697689405E12in" style:first-page-number="continue" style:print="zero-values"/>
      <style:header-style>
        <style:header-footer-properties fo:min-height="3278735159921in" fo:margin-left="0in" fo:margin-right="0in" fo:margin-bottom="0in"/>
      </style:header-style>
      <style:footer-style>
        <style:header-footer-properties fo:min-height="3278735159921in" fo:margin-left="0in" fo:margin-right="0in" fo:margin-top="0in"/>
      </style:footer-style>
    </style:page-layout>
    <style:page-layout style:name="pm32">
      <style:page-layout-properties style:print-orientation="portrait" fo:page-width="8.5in" fo:page-height="11in" style:scale-to="100%" style:print-page-order="ttb" fo:margin-left="0.75in" fo:margin-right="0.75in" fo:margin-top="1.2523653909805E12in" fo:margin-bottom="1.2523653909805E12in" style:first-page-number="continue" style:print="zero-values"/>
      <style:header-style>
        <style:header-footer-properties fo:min-height="-2.0263697689405E12in" fo:margin-left="0in" fo:margin-right="0in" fo:margin-bottom="0in"/>
      </style:header-style>
      <style:footer-style>
        <style:header-footer-properties fo:min-height="-2.0263697689405E12in" fo:margin-left="0in" fo:margin-right="0in" fo:margin-top="0in"/>
      </style:footer-style>
    </style:page-layout>
    <style:page-layout style:name="pm33">
      <style:page-layout-properties style:print-orientation="portrait" fo:page-width="8.5in" fo:page-height="11in" style:scale-to="100%" style:print-page-order="ttb" fo:margin-left="0.75in" fo:margin-right="0.75in" fo:margin-top="-774004377960in" fo:margin-bottom="-774004377960in" style:first-page-number="continue" style:print="zero-values"/>
      <style:header-style>
        <style:header-footer-properties fo:min-height="1.2523653909805E12in" fo:margin-left="0in" fo:margin-right="0in" fo:margin-bottom="0in"/>
      </style:header-style>
      <style:footer-style>
        <style:header-footer-properties fo:min-height="1.2523653909805E12in" fo:margin-left="0in" fo:margin-right="0in" fo:margin-top="0in"/>
      </style:footer-style>
    </style:page-layout>
    <style:page-layout style:name="pm34">
      <style:page-layout-properties style:print-orientation="portrait" fo:page-width="8.5in" fo:page-height="11in" style:scale-to="100%" style:print-page-order="ttb" fo:margin-left="0.75in" fo:margin-right="0.75in" fo:margin-top="4.783610130205E11in" fo:margin-bottom="4.783610130205E11in" style:first-page-number="continue" style:print="zero-values"/>
      <style:header-style>
        <style:header-footer-properties fo:min-height="-774004377960in" fo:margin-left="0in" fo:margin-right="0in" fo:margin-bottom="0in"/>
      </style:header-style>
      <style:footer-style>
        <style:header-footer-properties fo:min-height="-774004377960in" fo:margin-left="0in" fo:margin-right="0in" fo:margin-top="0in"/>
      </style:footer-style>
    </style:page-layout>
    <style:page-layout style:name="pm35">
      <style:page-layout-properties style:print-orientation="portrait" fo:page-width="8.5in" fo:page-height="11in" style:scale-to="100%" style:print-page-order="ttb" fo:margin-left="0.75in" fo:margin-right="0.75in" fo:margin-top="-2.956433649395E11in" fo:margin-bottom="-2.956433649395E11in" style:first-page-number="continue" style:print="zero-values"/>
      <style:header-style>
        <style:header-footer-properties fo:min-height="4.783610130205E11in" fo:margin-left="0in" fo:margin-right="0in" fo:margin-bottom="0in"/>
      </style:header-style>
      <style:footer-style>
        <style:header-footer-properties fo:min-height="4.783610130205E11in" fo:margin-left="0in" fo:margin-right="0in" fo:margin-top="0in"/>
      </style:footer-style>
    </style:page-layout>
    <style:page-layout style:name="pm36">
      <style:page-layout-properties style:print-orientation="portrait" fo:page-width="8.5in" fo:page-height="11in" style:scale-to="100%" style:print-page-order="ttb" fo:margin-left="0.75in" fo:margin-right="0.75in" fo:margin-top="182717648081in" fo:margin-bottom="182717648081in" style:first-page-number="continue" style:print="zero-values"/>
      <style:header-style>
        <style:header-footer-properties fo:min-height="-2.956433649395E11in" fo:margin-left="0in" fo:margin-right="0in" fo:margin-bottom="0in"/>
      </style:header-style>
      <style:footer-style>
        <style:header-footer-properties fo:min-height="-2.956433649395E11in" fo:margin-left="0in" fo:margin-right="0in" fo:margin-top="0in"/>
      </style:footer-style>
    </style:page-layout>
    <style:page-layout style:name="pm37">
      <style:page-layout-properties style:print-orientation="portrait" fo:page-width="8.5in" fo:page-height="11in" style:scale-to="100%" style:print-page-order="ttb" fo:margin-left="0.75in" fo:margin-right="0.75in" fo:margin-top="-1.129257168585E11in" fo:margin-bottom="-1.129257168585E11in" style:first-page-number="continue" style:print="zero-values"/>
      <style:header-style>
        <style:header-footer-properties fo:min-height="182717648081in" fo:margin-left="0in" fo:margin-right="0in" fo:margin-bottom="0in"/>
      </style:header-style>
      <style:footer-style>
        <style:header-footer-properties fo:min-height="182717648081in" fo:margin-left="0in" fo:margin-right="0in" fo:margin-top="0in"/>
      </style:footer-style>
    </style:page-layout>
    <style:page-layout style:name="pm38">
      <style:page-layout-properties style:print-orientation="portrait" fo:page-width="8.5in" fo:page-height="11in" style:scale-to="100%" style:print-page-order="ttb" fo:margin-left="0.75in" fo:margin-right="0.75in" fo:margin-top="6.97919312225E10in" fo:margin-bottom="6.97919312225E10in" style:first-page-number="continue" style:print="zero-values"/>
      <style:header-style>
        <style:header-footer-properties fo:min-height="-1.129257168585E11in" fo:margin-left="0in" fo:margin-right="0in" fo:margin-bottom="0in"/>
      </style:header-style>
      <style:footer-style>
        <style:header-footer-properties fo:min-height="-1.129257168585E11in" fo:margin-left="0in" fo:margin-right="0in" fo:margin-top="0in"/>
      </style:footer-style>
    </style:page-layout>
    <style:page-layout style:name="pm39">
      <style:page-layout-properties style:print-orientation="portrait" fo:page-width="8.5in" fo:page-height="11in" style:scale-to="100%" style:print-page-order="ttb" fo:margin-left="0.75in" fo:margin-right="0.75in" fo:margin-top="-43133785636in" fo:margin-bottom="-43133785636in" style:first-page-number="continue" style:print="zero-values"/>
      <style:header-style>
        <style:header-footer-properties fo:min-height="6.97919312225E10in" fo:margin-left="0in" fo:margin-right="0in" fo:margin-bottom="0in"/>
      </style:header-style>
      <style:footer-style>
        <style:header-footer-properties fo:min-height="6.97919312225E10in" fo:margin-left="0in" fo:margin-right="0in" fo:margin-top="0in"/>
      </style:footer-style>
    </style:page-layout>
    <style:page-layout style:name="pm40">
      <style:page-layout-properties style:print-orientation="portrait" fo:page-width="8.5in" fo:page-height="11in" style:scale-to="100%" style:print-page-order="ttb" fo:margin-left="0.75in" fo:margin-right="0.75in" fo:margin-top="2.66581455865E10in" fo:margin-bottom="2.66581455865E10in" style:first-page-number="continue" style:print="zero-values"/>
      <style:header-style>
        <style:header-footer-properties fo:min-height="-43133785636in" fo:margin-left="0in" fo:margin-right="0in" fo:margin-bottom="0in"/>
      </style:header-style>
      <style:footer-style>
        <style:header-footer-properties fo:min-height="-43133785636in" fo:margin-left="0in" fo:margin-right="0in" fo:margin-top="0in"/>
      </style:footer-style>
    </style:page-layout>
    <style:page-layout style:name="pm41">
      <style:page-layout-properties style:print-orientation="portrait" fo:page-width="8.5in" fo:page-height="11in" style:scale-to="100%" style:print-page-order="ttb" fo:margin-left="0.75in" fo:margin-right="0.75in" fo:margin-top="-1.64756400495E10in" fo:margin-bottom="-1.64756400495E10in" style:first-page-number="continue" style:print="zero-values"/>
      <style:header-style>
        <style:header-footer-properties fo:min-height="2.66581455865E10in" fo:margin-left="0in" fo:margin-right="0in" fo:margin-bottom="0in"/>
      </style:header-style>
      <style:footer-style>
        <style:header-footer-properties fo:min-height="2.66581455865E10in" fo:margin-left="0in" fo:margin-right="0in" fo:margin-top="0in"/>
      </style:footer-style>
    </style:page-layout>
    <style:page-layout style:name="pm42">
      <style:page-layout-properties style:print-orientation="portrait" fo:page-width="8.5in" fo:page-height="11in" style:scale-to="100%" style:print-page-order="ttb" fo:margin-left="0.75in" fo:margin-right="0.75in" fo:margin-top="10182505537in" fo:margin-bottom="10182505537in" style:first-page-number="continue" style:print="zero-values"/>
      <style:header-style>
        <style:header-footer-properties fo:min-height="-1.64756400495E10in" fo:margin-left="0in" fo:margin-right="0in" fo:margin-bottom="0in"/>
      </style:header-style>
      <style:footer-style>
        <style:header-footer-properties fo:min-height="-1.64756400495E10in" fo:margin-left="0in" fo:margin-right="0in" fo:margin-top="0in"/>
      </style:footer-style>
    </style:page-layout>
    <style:page-layout style:name="pm43">
      <style:page-layout-properties style:print-orientation="portrait" fo:page-width="8.5in" fo:page-height="11in" style:scale-to="100%" style:print-page-order="ttb" fo:margin-left="0.75in" fo:margin-right="0.75in" fo:margin-top="-6.2931345125E9in" fo:margin-bottom="-6.2931345125E9in" style:first-page-number="continue" style:print="zero-values"/>
      <style:header-style>
        <style:header-footer-properties fo:min-height="10182505537in" fo:margin-left="0in" fo:margin-right="0in" fo:margin-bottom="0in"/>
      </style:header-style>
      <style:footer-style>
        <style:header-footer-properties fo:min-height="10182505537in" fo:margin-left="0in" fo:margin-right="0in" fo:margin-top="0in"/>
      </style:footer-style>
    </style:page-layout>
    <style:page-layout style:name="pm44">
      <style:page-layout-properties style:print-orientation="portrait" fo:page-width="8.5in" fo:page-height="11in" style:scale-to="100%" style:print-page-order="ttb" fo:margin-left="0.75in" fo:margin-right="0.75in" fo:margin-top="3.8893710245E9in" fo:margin-bottom="3.8893710245E9in" style:first-page-number="continue" style:print="zero-values"/>
      <style:header-style>
        <style:header-footer-properties fo:min-height="-6.2931345125E9in" fo:margin-left="0in" fo:margin-right="0in" fo:margin-bottom="0in"/>
      </style:header-style>
      <style:footer-style>
        <style:header-footer-properties fo:min-height="-6.2931345125E9in" fo:margin-left="0in" fo:margin-right="0in" fo:margin-top="0in"/>
      </style:footer-style>
    </style:page-layout>
    <style:page-layout style:name="pm45">
      <style:page-layout-properties style:print-orientation="portrait" fo:page-width="8.5in" fo:page-height="11in" style:scale-to="100%" style:print-page-order="ttb" fo:margin-left="0.75in" fo:margin-right="0.75in" fo:margin-top="-2403763488in" fo:margin-bottom="-2403763488in" style:first-page-number="continue" style:print="zero-values"/>
      <style:header-style>
        <style:header-footer-properties fo:min-height="3.8893710245E9in" fo:margin-left="0in" fo:margin-right="0in" fo:margin-bottom="0in"/>
      </style:header-style>
      <style:footer-style>
        <style:header-footer-properties fo:min-height="3.8893710245E9in" fo:margin-left="0in" fo:margin-right="0in" fo:margin-top="0in"/>
      </style:footer-style>
    </style:page-layout>
    <style:page-layout style:name="pm46">
      <style:page-layout-properties style:print-orientation="portrait" fo:page-width="8.5in" fo:page-height="11in" style:scale-to="100%" style:print-page-order="ttb" fo:margin-left="0.75in" fo:margin-right="0.75in" fo:margin-top="1.4856075365E9in" fo:margin-bottom="1.4856075365E9in" style:first-page-number="continue" style:print="zero-values"/>
      <style:header-style>
        <style:header-footer-properties fo:min-height="-2403763488in" fo:margin-left="0in" fo:margin-right="0in" fo:margin-bottom="0in"/>
      </style:header-style>
      <style:footer-style>
        <style:header-footer-properties fo:min-height="-2403763488in" fo:margin-left="0in" fo:margin-right="0in" fo:margin-top="0in"/>
      </style:footer-style>
    </style:page-layout>
    <style:page-layout style:name="pm47">
      <style:page-layout-properties style:print-orientation="portrait" fo:page-width="8.5in" fo:page-height="11in" style:scale-to="100%" style:print-page-order="ttb" fo:margin-left="0.75in" fo:margin-right="0.75in" fo:margin-top="-9.181559515E8in" fo:margin-bottom="-9.181559515E8in" style:first-page-number="continue" style:print="zero-values"/>
      <style:header-style>
        <style:header-footer-properties fo:min-height="1.4856075365E9in" fo:margin-left="0in" fo:margin-right="0in" fo:margin-bottom="0in"/>
      </style:header-style>
      <style:footer-style>
        <style:header-footer-properties fo:min-height="1.4856075365E9in" fo:margin-left="0in" fo:margin-right="0in" fo:margin-top="0in"/>
      </style:footer-style>
    </style:page-layout>
    <style:page-layout style:name="pm48">
      <style:page-layout-properties style:print-orientation="portrait" fo:page-width="8.5in" fo:page-height="11in" style:scale-to="100%" style:print-page-order="ttb" fo:margin-left="0.75in" fo:margin-right="0.75in" fo:margin-top="567451585in" fo:margin-bottom="567451585in" style:first-page-number="continue" style:print="zero-values"/>
      <style:header-style>
        <style:header-footer-properties fo:min-height="-9.181559515E8in" fo:margin-left="0in" fo:margin-right="0in" fo:margin-bottom="0in"/>
      </style:header-style>
      <style:footer-style>
        <style:header-footer-properties fo:min-height="-9.181559515E8in" fo:margin-left="0in" fo:margin-right="0in" fo:margin-top="0in"/>
      </style:footer-style>
    </style:page-layout>
    <style:page-layout style:name="pm49">
      <style:page-layout-properties style:print-orientation="portrait" fo:page-width="8.5in" fo:page-height="11in" style:scale-to="100%" style:print-page-order="ttb" fo:margin-left="0.75in" fo:margin-right="0.75in" fo:margin-top="-3.507043665E8in" fo:margin-bottom="-3.507043665E8in" style:first-page-number="continue" style:print="zero-values"/>
      <style:header-style>
        <style:header-footer-properties fo:min-height="567451585in" fo:margin-left="0in" fo:margin-right="0in" fo:margin-bottom="0in"/>
      </style:header-style>
      <style:footer-style>
        <style:header-footer-properties fo:min-height="567451585in" fo:margin-left="0in" fo:margin-right="0in" fo:margin-top="0in"/>
      </style:footer-style>
    </style:page-layout>
    <style:page-layout style:name="pm50">
      <style:page-layout-properties style:print-orientation="portrait" fo:page-width="8.5in" fo:page-height="11in" style:scale-to="100%" style:print-page-order="ttb" fo:margin-left="0.75in" fo:margin-right="0.75in" fo:margin-top="2.167472185E8in" fo:margin-bottom="2.167472185E8in" style:first-page-number="continue" style:print="zero-values"/>
      <style:header-style>
        <style:header-footer-properties fo:min-height="-3.507043665E8in" fo:margin-left="0in" fo:margin-right="0in" fo:margin-bottom="0in"/>
      </style:header-style>
      <style:footer-style>
        <style:header-footer-properties fo:min-height="-3.507043665E8in" fo:margin-left="0in" fo:margin-right="0in" fo:margin-top="0in"/>
      </style:footer-style>
    </style:page-layout>
    <style:page-layout style:name="pm51">
      <style:page-layout-properties style:print-orientation="portrait" fo:page-width="8.5in" fo:page-height="11in" style:scale-to="100%" style:print-page-order="ttb" fo:margin-left="0.75in" fo:margin-right="0.75in" fo:margin-top="-133957148in" fo:margin-bottom="-133957148in" style:first-page-number="continue" style:print="zero-values"/>
      <style:header-style>
        <style:header-footer-properties fo:min-height="2.167472185E8in" fo:margin-left="0in" fo:margin-right="0in" fo:margin-bottom="0in"/>
      </style:header-style>
      <style:footer-style>
        <style:header-footer-properties fo:min-height="2.167472185E8in" fo:margin-left="0in" fo:margin-right="0in" fo:margin-top="0in"/>
      </style:footer-style>
    </style:page-layout>
    <style:page-layout style:name="pm52">
      <style:page-layout-properties style:print-orientation="portrait" fo:page-width="8.5in" fo:page-height="11in" style:scale-to="100%" style:print-page-order="ttb" fo:margin-left="0.75in" fo:margin-right="0.75in" fo:margin-top="8.27900705E7in" fo:margin-bottom="8.27900705E7in" style:first-page-number="continue" style:print="zero-values"/>
      <style:header-style>
        <style:header-footer-properties fo:min-height="-133957148in" fo:margin-left="0in" fo:margin-right="0in" fo:margin-bottom="0in"/>
      </style:header-style>
      <style:footer-style>
        <style:header-footer-properties fo:min-height="-133957148in" fo:margin-left="0in" fo:margin-right="0in" fo:margin-top="0in"/>
      </style:footer-style>
    </style:page-layout>
    <style:page-layout style:name="pm53">
      <style:page-layout-properties style:print-orientation="portrait" fo:page-width="8.5in" fo:page-height="11in" style:scale-to="100%" style:print-page-order="ttb" fo:margin-left="0.75in" fo:margin-right="0.75in" fo:margin-top="-5.11670775E7in" fo:margin-bottom="-5.11670775E7in" style:first-page-number="continue" style:print="zero-values"/>
      <style:header-style>
        <style:header-footer-properties fo:min-height="8.27900705E7in" fo:margin-left="0in" fo:margin-right="0in" fo:margin-bottom="0in"/>
      </style:header-style>
      <style:footer-style>
        <style:header-footer-properties fo:min-height="8.27900705E7in" fo:margin-left="0in" fo:margin-right="0in" fo:margin-top="0in"/>
      </style:footer-style>
    </style:page-layout>
    <style:page-layout style:name="pm54">
      <style:page-layout-properties style:print-orientation="portrait" fo:page-width="8.5in" fo:page-height="11in" style:scale-to="100%" style:print-page-order="ttb" fo:margin-left="0.75in" fo:margin-right="0.75in" fo:margin-top="31622993in" fo:margin-bottom="31622993in" style:first-page-number="continue" style:print="zero-values"/>
      <style:header-style>
        <style:header-footer-properties fo:min-height="-5.11670775E7in" fo:margin-left="0in" fo:margin-right="0in" fo:margin-bottom="0in"/>
      </style:header-style>
      <style:footer-style>
        <style:header-footer-properties fo:min-height="-5.11670775E7in" fo:margin-left="0in" fo:margin-right="0in" fo:margin-top="0in"/>
      </style:footer-style>
    </style:page-layout>
    <style:page-layout style:name="pm55">
      <style:page-layout-properties style:print-orientation="portrait" fo:page-width="8.5in" fo:page-height="11in" style:scale-to="100%" style:print-page-order="ttb" fo:margin-left="0.75in" fo:margin-right="0.75in" fo:margin-top="-1.95440845E7in" fo:margin-bottom="-1.95440845E7in" style:first-page-number="continue" style:print="zero-values"/>
      <style:header-style>
        <style:header-footer-properties fo:min-height="31622993in" fo:margin-left="0in" fo:margin-right="0in" fo:margin-bottom="0in"/>
      </style:header-style>
      <style:footer-style>
        <style:header-footer-properties fo:min-height="31622993in" fo:margin-left="0in" fo:margin-right="0in" fo:margin-top="0in"/>
      </style:footer-style>
    </style:page-layout>
    <style:page-layout style:name="pm56">
      <style:page-layout-properties style:print-orientation="portrait" fo:page-width="8.5in" fo:page-height="11in" style:scale-to="100%" style:print-page-order="ttb" fo:margin-left="0.75in" fo:margin-right="0.75in" fo:margin-top="1.20789085E7in" fo:margin-bottom="1.20789085E7in" style:first-page-number="continue" style:print="zero-values"/>
      <style:header-style>
        <style:header-footer-properties fo:min-height="-1.95440845E7in" fo:margin-left="0in" fo:margin-right="0in" fo:margin-bottom="0in"/>
      </style:header-style>
      <style:footer-style>
        <style:header-footer-properties fo:min-height="-1.95440845E7in" fo:margin-left="0in" fo:margin-right="0in" fo:margin-top="0in"/>
      </style:footer-style>
    </style:page-layout>
    <style:page-layout style:name="pm57">
      <style:page-layout-properties style:print-orientation="portrait" fo:page-width="8.5in" fo:page-height="11in" style:scale-to="100%" style:print-page-order="ttb" fo:margin-left="0.75in" fo:margin-right="0.75in" fo:margin-top="-7465176in" fo:margin-bottom="-7465176in" style:first-page-number="continue" style:print="zero-values"/>
      <style:header-style>
        <style:header-footer-properties fo:min-height="1.20789085E7in" fo:margin-left="0in" fo:margin-right="0in" fo:margin-bottom="0in"/>
      </style:header-style>
      <style:footer-style>
        <style:header-footer-properties fo:min-height="1.20789085E7in" fo:margin-left="0in" fo:margin-right="0in" fo:margin-top="0in"/>
      </style:footer-style>
    </style:page-layout>
    <style:page-layout style:name="pm58">
      <style:page-layout-properties style:print-orientation="portrait" fo:page-width="8.5in" fo:page-height="11in" style:scale-to="100%" style:print-page-order="ttb" fo:margin-left="0.75in" fo:margin-right="0.75in" fo:margin-top="4613732.5in" fo:margin-bottom="4613732.5in" style:first-page-number="continue" style:print="zero-values"/>
      <style:header-style>
        <style:header-footer-properties fo:min-height="-7465176in" fo:margin-left="0in" fo:margin-right="0in" fo:margin-bottom="0in"/>
      </style:header-style>
      <style:footer-style>
        <style:header-footer-properties fo:min-height="-7465176in" fo:margin-left="0in" fo:margin-right="0in" fo:margin-top="0in"/>
      </style:footer-style>
    </style:page-layout>
    <style:page-layout style:name="pm59">
      <style:page-layout-properties style:print-orientation="portrait" fo:page-width="8.5in" fo:page-height="11in" style:scale-to="100%" style:print-page-order="ttb" fo:margin-left="0.75in" fo:margin-right="0.75in" fo:margin-top="-2851443.5in" fo:margin-bottom="-2851443.5in" style:first-page-number="continue" style:print="zero-values"/>
      <style:header-style>
        <style:header-footer-properties fo:min-height="4613732.5in" fo:margin-left="0in" fo:margin-right="0in" fo:margin-bottom="0in"/>
      </style:header-style>
      <style:footer-style>
        <style:header-footer-properties fo:min-height="4613732.5in" fo:margin-left="0in" fo:margin-right="0in" fo:margin-top="0in"/>
      </style:footer-style>
    </style:page-layout>
    <style:page-layout style:name="pm60">
      <style:page-layout-properties style:print-orientation="portrait" fo:page-width="8.5in" fo:page-height="11in" style:scale-to="100%" style:print-page-order="ttb" fo:margin-left="0.75in" fo:margin-right="0.75in" fo:margin-top="1762289in" fo:margin-bottom="1762289in" style:first-page-number="continue" style:print="zero-values"/>
      <style:header-style>
        <style:header-footer-properties fo:min-height="-2851443.5in" fo:margin-left="0in" fo:margin-right="0in" fo:margin-bottom="0in"/>
      </style:header-style>
      <style:footer-style>
        <style:header-footer-properties fo:min-height="-2851443.5in" fo:margin-left="0in" fo:margin-right="0in" fo:margin-top="0in"/>
      </style:footer-style>
    </style:page-layout>
    <style:page-layout style:name="pm61">
      <style:page-layout-properties style:print-orientation="portrait" fo:page-width="8.5in" fo:page-height="11in" style:scale-to="100%" style:print-page-order="ttb" fo:margin-left="0.75in" fo:margin-right="0.75in" fo:margin-top="-1089154.5in" fo:margin-bottom="-1089154.5in" style:first-page-number="continue" style:print="zero-values"/>
      <style:header-style>
        <style:header-footer-properties fo:min-height="1762289in" fo:margin-left="0in" fo:margin-right="0in" fo:margin-bottom="0in"/>
      </style:header-style>
      <style:footer-style>
        <style:header-footer-properties fo:min-height="1762289in" fo:margin-left="0in" fo:margin-right="0in" fo:margin-top="0in"/>
      </style:footer-style>
    </style:page-layout>
    <style:page-layout style:name="pm62">
      <style:page-layout-properties style:print-orientation="portrait" fo:page-width="8.5in" fo:page-height="11in" style:scale-to="100%" style:print-page-order="ttb" fo:margin-left="0.75in" fo:margin-right="0.75in" fo:margin-top="673134.5in" fo:margin-bottom="673134.5in" style:first-page-number="continue" style:print="zero-values"/>
      <style:header-style>
        <style:header-footer-properties fo:min-height="-1089154.5in" fo:margin-left="0in" fo:margin-right="0in" fo:margin-bottom="0in"/>
      </style:header-style>
      <style:footer-style>
        <style:header-footer-properties fo:min-height="-1089154.5in" fo:margin-left="0in" fo:margin-right="0in" fo:margin-top="0in"/>
      </style:footer-style>
    </style:page-layout>
    <style:page-layout style:name="pm63">
      <style:page-layout-properties style:print-orientation="portrait" fo:page-width="8.5in" fo:page-height="11in" style:scale-to="100%" style:print-page-order="ttb" fo:margin-left="0.75in" fo:margin-right="0.75in" fo:margin-top="-416020in" fo:margin-bottom="-416020in" style:first-page-number="continue" style:print="zero-values"/>
      <style:header-style>
        <style:header-footer-properties fo:min-height="673134.5in" fo:margin-left="0in" fo:margin-right="0in" fo:margin-bottom="0in"/>
      </style:header-style>
      <style:footer-style>
        <style:header-footer-properties fo:min-height="673134.5in" fo:margin-left="0in" fo:margin-right="0in" fo:margin-top="0in"/>
      </style:footer-style>
    </style:page-layout>
    <style:page-layout style:name="pm64">
      <style:page-layout-properties style:print-orientation="portrait" fo:page-width="8.5in" fo:page-height="11in" style:scale-to="100%" style:print-page-order="ttb" fo:margin-left="0.75in" fo:margin-right="0.75in" fo:margin-top="257114.5in" fo:margin-bottom="257114.5in" style:first-page-number="continue" style:print="zero-values"/>
      <style:header-style>
        <style:header-footer-properties fo:min-height="-416020in" fo:margin-left="0in" fo:margin-right="0in" fo:margin-bottom="0in"/>
      </style:header-style>
      <style:footer-style>
        <style:header-footer-properties fo:min-height="-416020in" fo:margin-left="0in" fo:margin-right="0in" fo:margin-top="0in"/>
      </style:footer-style>
    </style:page-layout>
    <style:page-layout style:name="pm65">
      <style:page-layout-properties style:print-orientation="portrait" fo:page-width="8.5in" fo:page-height="11in" style:scale-to="100%" style:print-page-order="ttb" fo:margin-left="0.75in" fo:margin-right="0.75in" fo:margin-top="-158905.5in" fo:margin-bottom="-158905.5in" style:first-page-number="continue" style:print="zero-values"/>
      <style:header-style>
        <style:header-footer-properties fo:min-height="257114.5in" fo:margin-left="0in" fo:margin-right="0in" fo:margin-bottom="0in"/>
      </style:header-style>
      <style:footer-style>
        <style:header-footer-properties fo:min-height="257114.5in" fo:margin-left="0in" fo:margin-right="0in" fo:margin-top="0in"/>
      </style:footer-style>
    </style:page-layout>
    <style:page-layout style:name="pm66">
      <style:page-layout-properties style:print-orientation="portrait" fo:page-width="8.5in" fo:page-height="11in" style:scale-to="100%" style:print-page-order="ttb" fo:margin-left="0.75in" fo:margin-right="0.75in" fo:margin-top="98209in" fo:margin-bottom="98209in" style:first-page-number="continue" style:print="zero-values"/>
      <style:header-style>
        <style:header-footer-properties fo:min-height="-158905.5in" fo:margin-left="0in" fo:margin-right="0in" fo:margin-bottom="0in"/>
      </style:header-style>
      <style:footer-style>
        <style:header-footer-properties fo:min-height="-158905.5in" fo:margin-left="0in" fo:margin-right="0in" fo:margin-top="0in"/>
      </style:footer-style>
    </style:page-layout>
    <style:page-layout style:name="pm67">
      <style:page-layout-properties style:print-orientation="portrait" fo:page-width="8.5in" fo:page-height="11in" style:scale-to="100%" style:print-page-order="ttb" fo:margin-left="0.75in" fo:margin-right="0.75in" fo:margin-top="-60696.5in" fo:margin-bottom="-60696.5in" style:first-page-number="continue" style:print="zero-values"/>
      <style:header-style>
        <style:header-footer-properties fo:min-height="98209in" fo:margin-left="0in" fo:margin-right="0in" fo:margin-bottom="0in"/>
      </style:header-style>
      <style:footer-style>
        <style:header-footer-properties fo:min-height="98209in" fo:margin-left="0in" fo:margin-right="0in" fo:margin-top="0in"/>
      </style:footer-style>
    </style:page-layout>
    <style:page-layout style:name="pm68">
      <style:page-layout-properties style:print-orientation="portrait" fo:page-width="8.5in" fo:page-height="11in" style:scale-to="100%" style:print-page-order="ttb" fo:margin-left="0.75in" fo:margin-right="0.75in" fo:margin-top="37512.5in" fo:margin-bottom="37512.5in" style:first-page-number="continue" style:print="zero-values"/>
      <style:header-style>
        <style:header-footer-properties fo:min-height="-60696.5in" fo:margin-left="0in" fo:margin-right="0in" fo:margin-bottom="0in"/>
      </style:header-style>
      <style:footer-style>
        <style:header-footer-properties fo:min-height="-60696.5in" fo:margin-left="0in" fo:margin-right="0in" fo:margin-top="0in"/>
      </style:footer-style>
    </style:page-layout>
    <style:page-layout style:name="pm69">
      <style:page-layout-properties style:print-orientation="portrait" fo:page-width="8.5in" fo:page-height="11in" style:scale-to="100%" style:print-page-order="ttb" fo:margin-left="0.75in" fo:margin-right="0.75in" fo:margin-top="-23184in" fo:margin-bottom="-23184in" style:first-page-number="continue" style:print="zero-values"/>
      <style:header-style>
        <style:header-footer-properties fo:min-height="37512.5in" fo:margin-left="0in" fo:margin-right="0in" fo:margin-bottom="0in"/>
      </style:header-style>
      <style:footer-style>
        <style:header-footer-properties fo:min-height="37512.5in" fo:margin-left="0in" fo:margin-right="0in" fo:margin-top="0in"/>
      </style:footer-style>
    </style:page-layout>
    <style:page-layout style:name="pm70">
      <style:page-layout-properties style:print-orientation="portrait" fo:page-width="8.5in" fo:page-height="11in" style:scale-to="100%" style:print-page-order="ttb" fo:margin-left="0.75in" fo:margin-right="0.75in" fo:margin-top="14328.5in" fo:margin-bottom="14328.5in" style:first-page-number="continue" style:print="zero-values"/>
      <style:header-style>
        <style:header-footer-properties fo:min-height="-23184in" fo:margin-left="0in" fo:margin-right="0in" fo:margin-bottom="0in"/>
      </style:header-style>
      <style:footer-style>
        <style:header-footer-properties fo:min-height="-23184in" fo:margin-left="0in" fo:margin-right="0in" fo:margin-top="0in"/>
      </style:footer-style>
    </style:page-layout>
    <style:page-layout style:name="pm71">
      <style:page-layout-properties style:print-orientation="portrait" fo:page-width="8.5in" fo:page-height="11in" style:scale-to="100%" style:print-page-order="ttb" fo:margin-left="0.75in" fo:margin-right="0.75in" fo:margin-top="-8855.5in" fo:margin-bottom="-8855.5in" style:first-page-number="continue" style:print="zero-values"/>
      <style:header-style>
        <style:header-footer-properties fo:min-height="14328.5in" fo:margin-left="0in" fo:margin-right="0in" fo:margin-bottom="0in"/>
      </style:header-style>
      <style:footer-style>
        <style:header-footer-properties fo:min-height="14328.5in" fo:margin-left="0in" fo:margin-right="0in" fo:margin-top="0in"/>
      </style:footer-style>
    </style:page-layout>
    <style:page-layout style:name="pm72">
      <style:page-layout-properties style:print-orientation="portrait" fo:page-width="8.5in" fo:page-height="11in" style:scale-to="100%" style:print-page-order="ttb" fo:margin-left="0.75in" fo:margin-right="0.75in" fo:margin-top="5473in" fo:margin-bottom="5473in" style:first-page-number="continue" style:print="zero-values"/>
      <style:header-style>
        <style:header-footer-properties fo:min-height="-8855.5in" fo:margin-left="0in" fo:margin-right="0in" fo:margin-bottom="0in"/>
      </style:header-style>
      <style:footer-style>
        <style:header-footer-properties fo:min-height="-8855.5in" fo:margin-left="0in" fo:margin-right="0in" fo:margin-top="0in"/>
      </style:footer-style>
    </style:page-layout>
    <style:page-layout style:name="pm73">
      <style:page-layout-properties style:print-orientation="portrait" fo:page-width="8.5in" fo:page-height="11in" style:scale-to="100%" style:print-page-order="ttb" fo:margin-left="0.75in" fo:margin-right="0.75in" fo:margin-top="-3382.5in" fo:margin-bottom="-3382.5in" style:first-page-number="continue" style:print="zero-values"/>
      <style:header-style>
        <style:header-footer-properties fo:min-height="5473in" fo:margin-left="0in" fo:margin-right="0in" fo:margin-bottom="0in"/>
      </style:header-style>
      <style:footer-style>
        <style:header-footer-properties fo:min-height="5473in" fo:margin-left="0in" fo:margin-right="0in" fo:margin-top="0in"/>
      </style:footer-style>
    </style:page-layout>
    <style:page-layout style:name="pm74">
      <style:page-layout-properties style:print-orientation="portrait" fo:page-width="8.5in" fo:page-height="11in" style:scale-to="100%" style:print-page-order="ttb" fo:margin-left="0.75in" fo:margin-right="0.75in" fo:margin-top="2090.5in" fo:margin-bottom="2090.5in" style:first-page-number="continue" style:print="zero-values"/>
      <style:header-style>
        <style:header-footer-properties fo:min-height="-3382.5in" fo:margin-left="0in" fo:margin-right="0in" fo:margin-bottom="0in"/>
      </style:header-style>
      <style:footer-style>
        <style:header-footer-properties fo:min-height="-3382.5in" fo:margin-left="0in" fo:margin-right="0in" fo:margin-top="0in"/>
      </style:footer-style>
    </style:page-layout>
    <style:page-layout style:name="pm75">
      <style:page-layout-properties style:print-orientation="portrait" fo:page-width="8.5in" fo:page-height="11in" style:scale-to="100%" style:print-page-order="ttb" fo:margin-left="0.75in" fo:margin-right="0.75in" fo:margin-top="-1292in" fo:margin-bottom="-1292in" style:first-page-number="continue" style:print="zero-values"/>
      <style:header-style>
        <style:header-footer-properties fo:min-height="2090.5in" fo:margin-left="0in" fo:margin-right="0in" fo:margin-bottom="0in"/>
      </style:header-style>
      <style:footer-style>
        <style:header-footer-properties fo:min-height="2090.5in" fo:margin-left="0in" fo:margin-right="0in" fo:margin-top="0in"/>
      </style:footer-style>
    </style:page-layout>
    <style:page-layout style:name="pm76">
      <style:page-layout-properties style:print-orientation="portrait" fo:page-width="8.5in" fo:page-height="11in" style:scale-to="100%" style:print-page-order="ttb" fo:margin-left="0.75in" fo:margin-right="0.75in" fo:margin-top="798.5in" fo:margin-bottom="798.5in" style:first-page-number="continue" style:print="zero-values"/>
      <style:header-style>
        <style:header-footer-properties fo:min-height="-1292in" fo:margin-left="0in" fo:margin-right="0in" fo:margin-bottom="0in"/>
      </style:header-style>
      <style:footer-style>
        <style:header-footer-properties fo:min-height="-1292in" fo:margin-left="0in" fo:margin-right="0in" fo:margin-top="0in"/>
      </style:footer-style>
    </style:page-layout>
    <style:page-layout style:name="pm77">
      <style:page-layout-properties style:print-orientation="portrait" fo:page-width="8.5in" fo:page-height="11in" style:scale-to="100%" style:print-page-order="ttb" fo:margin-left="0.75in" fo:margin-right="0.75in" fo:margin-top="-493.5in" fo:margin-bottom="-493.5in" style:first-page-number="continue" style:print="zero-values"/>
      <style:header-style>
        <style:header-footer-properties fo:min-height="798.5in" fo:margin-left="0in" fo:margin-right="0in" fo:margin-bottom="0in"/>
      </style:header-style>
      <style:footer-style>
        <style:header-footer-properties fo:min-height="798.5in" fo:margin-left="0in" fo:margin-right="0in" fo:margin-top="0in"/>
      </style:footer-style>
    </style:page-layout>
    <style:page-layout style:name="pm78">
      <style:page-layout-properties style:print-orientation="portrait" fo:page-width="8.5in" fo:page-height="11in" style:scale-to="100%" style:print-page-order="ttb" fo:margin-left="0.75in" fo:margin-right="0.75in" fo:margin-top="305in" fo:margin-bottom="305in" style:first-page-number="continue" style:print="zero-values"/>
      <style:header-style>
        <style:header-footer-properties fo:min-height="-493.5in" fo:margin-left="0in" fo:margin-right="0in" fo:margin-bottom="0in"/>
      </style:header-style>
      <style:footer-style>
        <style:header-footer-properties fo:min-height="-493.5in" fo:margin-left="0in" fo:margin-right="0in" fo:margin-top="0in"/>
      </style:footer-style>
    </style:page-layout>
    <style:page-layout style:name="pm79">
      <style:page-layout-properties style:print-orientation="portrait" fo:page-width="8.5in" fo:page-height="11in" style:scale-to="100%" style:print-page-order="ttb" fo:margin-left="0.75in" fo:margin-right="0.75in" fo:margin-top="-188.5in" fo:margin-bottom="-188.5in" style:first-page-number="continue" style:print="zero-values"/>
      <style:header-style>
        <style:header-footer-properties fo:min-height="305in" fo:margin-left="0in" fo:margin-right="0in" fo:margin-bottom="0in"/>
      </style:header-style>
      <style:footer-style>
        <style:header-footer-properties fo:min-height="305in" fo:margin-left="0in" fo:margin-right="0in" fo:margin-top="0in"/>
      </style:footer-style>
    </style:page-layout>
    <style:page-layout style:name="pm80">
      <style:page-layout-properties style:print-orientation="portrait" fo:page-width="8.5in" fo:page-height="11in" style:scale-to="100%" style:print-page-order="ttb" fo:margin-left="0.75in" fo:margin-right="0.75in" fo:margin-top="116.5in" fo:margin-bottom="116.5in" style:first-page-number="continue" style:print="zero-values"/>
      <style:header-style>
        <style:header-footer-properties fo:min-height="-188.5in" fo:margin-left="0in" fo:margin-right="0in" fo:margin-bottom="0in"/>
      </style:header-style>
      <style:footer-style>
        <style:header-footer-properties fo:min-height="-188.5in" fo:margin-left="0in" fo:margin-right="0in" fo:margin-top="0in"/>
      </style:footer-style>
    </style:page-layout>
    <style:page-layout style:name="pm81">
      <style:page-layout-properties style:print-orientation="portrait" fo:page-width="8.5in" fo:page-height="11in" style:scale-to="100%" style:print-page-order="ttb" fo:margin-left="0.75in" fo:margin-right="0.75in" fo:margin-top="-72in" fo:margin-bottom="-72in" style:first-page-number="continue" style:print="zero-values"/>
      <style:header-style>
        <style:header-footer-properties fo:min-height="116.5in" fo:margin-left="0in" fo:margin-right="0in" fo:margin-bottom="0in"/>
      </style:header-style>
      <style:footer-style>
        <style:header-footer-properties fo:min-height="116.5in" fo:margin-left="0in" fo:margin-right="0in" fo:margin-top="0in"/>
      </style:footer-style>
    </style:page-layout>
    <style:page-layout style:name="pm82">
      <style:page-layout-properties style:print-orientation="portrait" fo:page-width="8.5in" fo:page-height="11in" style:scale-to="100%" style:print-page-order="ttb" fo:margin-left="0.75in" fo:margin-right="0.75in" fo:margin-top="44.5in" fo:margin-bottom="44.5in" style:first-page-number="continue" style:print="zero-values"/>
      <style:header-style>
        <style:header-footer-properties fo:min-height="-72in" fo:margin-left="0in" fo:margin-right="0in" fo:margin-bottom="0in"/>
      </style:header-style>
      <style:footer-style>
        <style:header-footer-properties fo:min-height="-72in" fo:margin-left="0in" fo:margin-right="0in" fo:margin-top="0in"/>
      </style:footer-style>
    </style:page-layout>
    <style:page-layout style:name="pm83">
      <style:page-layout-properties style:print-orientation="portrait" fo:page-width="8.5in" fo:page-height="11in" style:scale-to="100%" style:print-page-order="ttb" fo:margin-left="0.75in" fo:margin-right="0.75in" fo:margin-top="-27.5in" fo:margin-bottom="-27.5in" style:first-page-number="continue" style:print="zero-values"/>
      <style:header-style>
        <style:header-footer-properties fo:min-height="44.5in" fo:margin-left="0in" fo:margin-right="0in" fo:margin-bottom="0in"/>
      </style:header-style>
      <style:footer-style>
        <style:header-footer-properties fo:min-height="44.5in" fo:margin-left="0in" fo:margin-right="0in" fo:margin-top="0in"/>
      </style:footer-style>
    </style:page-layout>
    <style:page-layout style:name="pm84">
      <style:page-layout-properties style:print-orientation="portrait" fo:page-width="8.5in" fo:page-height="11in" style:scale-to="100%" style:print-page-order="ttb" fo:margin-left="0.75in" fo:margin-right="0.75in" fo:margin-top="17in" fo:margin-bottom="17in" style:first-page-number="continue" style:print="zero-values"/>
      <style:header-style>
        <style:header-footer-properties fo:min-height="-27.5in" fo:margin-left="0in" fo:margin-right="0in" fo:margin-bottom="0in"/>
      </style:header-style>
      <style:footer-style>
        <style:header-footer-properties fo:min-height="-27.5in" fo:margin-left="0in" fo:margin-right="0in" fo:margin-top="0in"/>
      </style:footer-style>
    </style:page-layout>
    <style:page-layout style:name="pm85">
      <style:page-layout-properties style:print-orientation="portrait" fo:page-width="8.5in" fo:page-height="11in" style:scale-to="100%" style:print-page-order="ttb" fo:margin-left="0.75in" fo:margin-right="0.75in" fo:margin-top="-10.5in" fo:margin-bottom="-10.5in" style:first-page-number="continue" style:print="zero-values"/>
      <style:header-style>
        <style:header-footer-properties fo:min-height="17in" fo:margin-left="0in" fo:margin-right="0in" fo:margin-bottom="0in"/>
      </style:header-style>
      <style:footer-style>
        <style:header-footer-properties fo:min-height="17in" fo:margin-left="0in" fo:margin-right="0in" fo:margin-top="0in"/>
      </style:footer-style>
    </style:page-layout>
    <style:page-layout style:name="pm86">
      <style:page-layout-properties style:print-orientation="portrait" fo:page-width="8.5in" fo:page-height="11in" style:scale-to="100%" style:print-page-order="ttb" fo:margin-left="0.75in" fo:margin-right="0.75in" fo:margin-top="6.5in" fo:margin-bottom="6.5in" style:first-page-number="continue" style:print="zero-values"/>
      <style:header-style>
        <style:header-footer-properties fo:min-height="-10.5in" fo:margin-left="0in" fo:margin-right="0in" fo:margin-bottom="0in"/>
      </style:header-style>
      <style:footer-style>
        <style:header-footer-properties fo:min-height="-10.5in" fo:margin-left="0in" fo:margin-right="0in" fo:margin-top="0in"/>
      </style:footer-style>
    </style:page-layout>
    <style:page-layout style:name="pm87">
      <style:page-layout-properties style:print-orientation="portrait" fo:page-width="8.5in" fo:page-height="11in" style:scale-to="100%" style:print-page-order="ttb" fo:margin-left="0.75in" fo:margin-right="0.75in" fo:margin-top="-4in" fo:margin-bottom="-4in" style:first-page-number="continue" style:print="zero-values"/>
      <style:header-style>
        <style:header-footer-properties fo:min-height="6.5in" fo:margin-left="0in" fo:margin-right="0in" fo:margin-bottom="0in"/>
      </style:header-style>
      <style:footer-style>
        <style:header-footer-properties fo:min-height="6.5in" fo:margin-left="0in" fo:margin-right="0in" fo:margin-top="0in"/>
      </style:footer-style>
    </style:page-layout>
    <style:page-layout style:name="pm88">
      <style:page-layout-properties style:print-orientation="portrait" fo:page-width="8.5in" fo:page-height="11in" style:scale-to="100%" style:print-page-order="ttb" fo:margin-left="0.75in" fo:margin-right="0.75in" fo:margin-top="2.5in" fo:margin-bottom="2.5in" style:first-page-number="continue" style:print="zero-values"/>
      <style:header-style>
        <style:header-footer-properties fo:min-height="-4in" fo:margin-left="0in" fo:margin-right="0in" fo:margin-bottom="0in"/>
      </style:header-style>
      <style:footer-style>
        <style:header-footer-properties fo:min-height="-4in" fo:margin-left="0in" fo:margin-right="0in" fo:margin-top="0in"/>
      </style:footer-style>
    </style:page-layout>
    <style:page-layout style:name="pm89">
      <style:page-layout-properties style:print-orientation="portrait" fo:page-width="8.5in" fo:page-height="11in" style:scale-to="100%" style:print-page-order="ttb" fo:margin-left="0.75in" fo:margin-right="0.75in" fo:margin-top="-1.5in" fo:margin-bottom="-1.5in" style:first-page-number="continue" style:print="zero-values"/>
      <style:header-style>
        <style:header-footer-properties fo:min-height="2.5in" fo:margin-left="0in" fo:margin-right="0in" fo:margin-bottom="0in"/>
      </style:header-style>
      <style:footer-style>
        <style:header-footer-properties fo:min-height="2.5in" fo:margin-left="0in" fo:margin-right="0in" fo:margin-top="0in"/>
      </style:footer-style>
    </style:page-layout>
    <style:page-layout style:name="pm90">
      <style:page-layout-properties style:print-orientation="portrait" fo:page-width="8.5in" fo:page-height="11in" style:scale-to="100%" style:print-page-order="ttb" fo:margin-left="0.75in" fo:margin-right="0.75in" fo:margin-top="1in" fo:margin-bottom="1in" style:first-page-number="continue" style:print="zero-values"/>
      <style:header-style>
        <style:header-footer-properties fo:min-height="-1.5in" fo:margin-left="0in" fo:margin-right="0in" fo:margin-bottom="0in"/>
      </style:header-style>
      <style:footer-style>
        <style:header-footer-properties fo:min-height="-1.5in" fo:margin-left="0in" fo:margin-right="0in" fo:margin-top="0in"/>
      </style:footer-style>
    </style:page-layout>
    <style:page-layout style:name="pm91">
      <style:page-layout-properties style:print-orientation="portrait" fo:page-width="8.5in" fo:page-height="11in" style:scale-to="100%" style:print-page-order="ttb" fo:margin-left="0.75in" fo:margin-right="0.75in" fo:margin-top="-0.5in" fo:margin-bottom="-0.5in" style:first-page-number="continue" style:print="zero-value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  <style:page-layout style:name="pm92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-0.5in" fo:margin-left="0in" fo:margin-right="0in" fo:margin-bottom="0in"/>
      </style:header-style>
      <style:footer-style>
        <style:header-footer-properties fo:min-height="-0.5in" fo:margin-left="0in" fo:margin-right="0in" fo:margin-top="0in"/>
      </style:footer-style>
    </style:page-layout>
    <style:page-layout style:name="pm93">
      <style:page-layout-properties style:print-orientation="portrait" fo:page-width="8.5in" fo:page-height="11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4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95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)" style:display-name="PageStyle_Evaluation Warning (2)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)" style:display-name="PageStyle_Evaluation Warning (3)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)" style:display-name="PageStyle_Evaluation Warning (4)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)" style:display-name="PageStyle_Evaluation Warning (5)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)" style:display-name="PageStyle_Evaluation Warning (6)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)" style:display-name="PageStyle_Evaluation Warning (7)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)" style:display-name="PageStyle_Evaluation Warning (8)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)" style:display-name="PageStyle_Evaluation Warning (9)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)" style:display-name="PageStyle_Evaluation Warning (10)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)" style:display-name="PageStyle_Evaluation Warning (11)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)" style:display-name="PageStyle_Evaluation Warning (12)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)" style:display-name="PageStyle_Evaluation Warning (13)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)" style:display-name="PageStyle_Evaluation Warning (14)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5)" style:display-name="PageStyle_Evaluation Warning (15)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6)" style:display-name="PageStyle_Evaluation Warning (16)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7)" style:display-name="PageStyle_Evaluation Warning (17)" style:page-layout-name="pm1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8)" style:display-name="PageStyle_Evaluation Warning (18)" style:page-layout-name="pm2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9)" style:display-name="PageStyle_Evaluation Warning (19)" style:page-layout-name="pm2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0)" style:display-name="PageStyle_Evaluation Warning (20)" style:page-layout-name="pm2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1)" style:display-name="PageStyle_Evaluation Warning (21)" style:page-layout-name="pm2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2)" style:display-name="PageStyle_Evaluation Warning (22)" style:page-layout-name="pm2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3)" style:display-name="PageStyle_Evaluation Warning (23)" style:page-layout-name="pm2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4)" style:display-name="PageStyle_Evaluation Warning (24)" style:page-layout-name="pm2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5)" style:display-name="PageStyle_Evaluation Warning (25)" style:page-layout-name="pm2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6)" style:display-name="PageStyle_Evaluation Warning (26)" style:page-layout-name="pm2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7)" style:display-name="PageStyle_Evaluation Warning (27)" style:page-layout-name="pm2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8)" style:display-name="PageStyle_Evaluation Warning (28)" style:page-layout-name="pm3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9)" style:display-name="PageStyle_Evaluation Warning (29)" style:page-layout-name="pm3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0)" style:display-name="PageStyle_Evaluation Warning (30)" style:page-layout-name="pm3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1)" style:display-name="PageStyle_Evaluation Warning (31)" style:page-layout-name="pm3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2)" style:display-name="PageStyle_Evaluation Warning (32)" style:page-layout-name="pm3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3)" style:display-name="PageStyle_Evaluation Warning (33)" style:page-layout-name="pm3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4)" style:display-name="PageStyle_Evaluation Warning (34)" style:page-layout-name="pm3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5)" style:display-name="PageStyle_Evaluation Warning (35)" style:page-layout-name="pm3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6)" style:display-name="PageStyle_Evaluation Warning (36)" style:page-layout-name="pm3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7)" style:display-name="PageStyle_Evaluation Warning (37)" style:page-layout-name="pm3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8)" style:display-name="PageStyle_Evaluation Warning (38)" style:page-layout-name="pm4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9)" style:display-name="PageStyle_Evaluation Warning (39)" style:page-layout-name="pm4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0)" style:display-name="PageStyle_Evaluation Warning (40)" style:page-layout-name="pm4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1)" style:display-name="PageStyle_Evaluation Warning (41)" style:page-layout-name="pm4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2)" style:display-name="PageStyle_Evaluation Warning (42)" style:page-layout-name="pm4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3)" style:display-name="PageStyle_Evaluation Warning (43)" style:page-layout-name="pm4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4)" style:display-name="PageStyle_Evaluation Warning (44)" style:page-layout-name="pm4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5)" style:display-name="PageStyle_Evaluation Warning (45)" style:page-layout-name="pm4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6)" style:display-name="PageStyle_Evaluation Warning (46)" style:page-layout-name="pm4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7)" style:display-name="PageStyle_Evaluation Warning (47)" style:page-layout-name="pm4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8)" style:display-name="PageStyle_Evaluation Warning (48)" style:page-layout-name="pm5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9)" style:display-name="PageStyle_Evaluation Warning (49)" style:page-layout-name="pm5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0)" style:display-name="PageStyle_Evaluation Warning (50)" style:page-layout-name="pm5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1)" style:display-name="PageStyle_Evaluation Warning (51)" style:page-layout-name="pm5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2)" style:display-name="PageStyle_Evaluation Warning (52)" style:page-layout-name="pm5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3)" style:display-name="PageStyle_Evaluation Warning (53)" style:page-layout-name="pm5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4)" style:display-name="PageStyle_Evaluation Warning (54)" style:page-layout-name="pm5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5)" style:display-name="PageStyle_Evaluation Warning (55)" style:page-layout-name="pm5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6)" style:display-name="PageStyle_Evaluation Warning (56)" style:page-layout-name="pm5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7)" style:display-name="PageStyle_Evaluation Warning (57)" style:page-layout-name="pm5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8)" style:display-name="PageStyle_Evaluation Warning (58)" style:page-layout-name="pm6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9)" style:display-name="PageStyle_Evaluation Warning (59)" style:page-layout-name="pm6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0)" style:display-name="PageStyle_Evaluation Warning (60)" style:page-layout-name="pm6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1)" style:display-name="PageStyle_Evaluation Warning (61)" style:page-layout-name="pm6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2)" style:display-name="PageStyle_Evaluation Warning (62)" style:page-layout-name="pm6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3)" style:display-name="PageStyle_Evaluation Warning (63)" style:page-layout-name="pm6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4)" style:display-name="PageStyle_Evaluation Warning (64)" style:page-layout-name="pm6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5)" style:display-name="PageStyle_Evaluation Warning (65)" style:page-layout-name="pm6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6)" style:display-name="PageStyle_Evaluation Warning (66)" style:page-layout-name="pm6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7)" style:display-name="PageStyle_Evaluation Warning (67)" style:page-layout-name="pm6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8)" style:display-name="PageStyle_Evaluation Warning (68)" style:page-layout-name="pm7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9)" style:display-name="PageStyle_Evaluation Warning (69)" style:page-layout-name="pm7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0)" style:display-name="PageStyle_Evaluation Warning (70)" style:page-layout-name="pm7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1)" style:display-name="PageStyle_Evaluation Warning (71)" style:page-layout-name="pm7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2)" style:display-name="PageStyle_Evaluation Warning (72)" style:page-layout-name="pm7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3)" style:display-name="PageStyle_Evaluation Warning (73)" style:page-layout-name="pm7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4)" style:display-name="PageStyle_Evaluation Warning (74)" style:page-layout-name="pm7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5)" style:display-name="PageStyle_Evaluation Warning (75)" style:page-layout-name="pm7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6)" style:display-name="PageStyle_Evaluation Warning (76)" style:page-layout-name="pm7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7)" style:display-name="PageStyle_Evaluation Warning (77)" style:page-layout-name="pm7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8)" style:display-name="PageStyle_Evaluation Warning (78)" style:page-layout-name="pm8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9)" style:display-name="PageStyle_Evaluation Warning (79)" style:page-layout-name="pm8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0)" style:display-name="PageStyle_Evaluation Warning (80)" style:page-layout-name="pm8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1)" style:display-name="PageStyle_Evaluation Warning (81)" style:page-layout-name="pm8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2)" style:display-name="PageStyle_Evaluation Warning (82)" style:page-layout-name="pm8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3)" style:display-name="PageStyle_Evaluation Warning (83)" style:page-layout-name="pm8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4)" style:display-name="PageStyle_Evaluation Warning (84)" style:page-layout-name="pm8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5)" style:display-name="PageStyle_Evaluation Warning (85)" style:page-layout-name="pm8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6)" style:display-name="PageStyle_Evaluation Warning (86)" style:page-layout-name="pm8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7)" style:display-name="PageStyle_Evaluation Warning (87)" style:page-layout-name="pm8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8)" style:display-name="PageStyle_Evaluation Warning (88)" style:page-layout-name="pm9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9)" style:display-name="PageStyle_Evaluation Warning (89)" style:page-layout-name="pm9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0)" style:display-name="PageStyle_Evaluation Warning (90)" style:page-layout-name="pm9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1)" style:display-name="PageStyle_Evaluation Warning (91)" style:page-layout-name="pm9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2)" style:display-name="PageStyle_Evaluation Warning (92)" style:page-layout-name="pm9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3)" style:display-name="PageStyle_Evaluation Warning (93)" style:page-layout-name="pm9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